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5.881cm"/>
    </style:style>
    <style:style style:name="co14" style:family="table-column">
      <style:table-column-properties fo:break-before="auto" style:column-width="3.567cm"/>
    </style:style>
    <style:style style:name="co15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ee6ef"/>
    </style:style>
    <style:style style:name="ce2" style:family="table-cell" style:parent-style-name="Default" style:data-style-name="N100">
      <style:table-cell-properties fo:background-color="#dee6ef"/>
    </style:style>
    <style:style style:name="ce3" style:family="table-cell" style:parent-style-name="Default" style:data-style-name="N100">
      <style:table-cell-properties fo:background-color="#dde8cb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dde8cb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est_transactions_copy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3" table:default-cell-style-name="ce6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6"/>
        <table:table-column table:style-name="co11" table:number-columns-repeated="1005" table:default-cell-style-name="Default"/>
        <table:table-row table:style-name="ro1">
          <table:table-cell table:style-name="ce1" office:value-type="string" calcext:value-type="string">
            <text:p>Trade date</text:p>
          </table:table-cell>
          <table:table-cell table:style-name="ce1" office:value-type="string" calcext:value-type="string">
            <text:p>Instrument code</text:p>
          </table:table-cell>
          <table:table-cell table:style-name="ce1" office:value-type="string" calcext:value-type="string">
            <text:p>Market cod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ransaction type</text:p>
          </table:table-cell>
          <table:table-cell table:style-name="ce1" office:value-type="string" calcext:value-type="string">
            <text:p>Exchange rate</text:p>
          </table:table-cell>
          <table:table-cell table:style-name="ce1" office:value-type="string" calcext:value-type="string">
            <text:p>Transaction fee</text:p>
          </table:table-cell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Amount</text:p>
          </table:table-cell>
          <table:table-cell table:style-name="ce1"/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Buy quantity</text:p>
          </table:table-cell>
          <table:table-cell table:style-name="ce1" office:value-type="string" calcext:value-type="string">
            <text:p>Buy amount</text:p>
          </table:table-cell>
          <table:table-cell table:style-name="ce1" office:value-type="string" calcext:value-type="string">
            <text:p>Sell amount</text:p>
          </table:table-cell>
          <table:table-cell table:style-name="ce1" office:value-type="string" calcext:value-type="string">
            <text:p>Peak holding differential</text:p>
          </table:table-cell>
          <table:table-cell table:style-name="ce1" office:value-type="string" calcext:value-type="string">
            <text:p>Average cost</text:p>
          </table:table-cell>
          <table:table-cell table:style-name="ce1" office:value-type="string" calcext:value-type="string">
            <text:p>peak holding method</text:p>
          </table:table-cell>
          <table:table-cell table:style-name="ce1" office:value-type="string" calcext:value-type="string">
            <text:p>Individual gain</text:p>
          </table:table-cell>
          <table:table-cell table:style-name="ce1" office:value-type="string" calcext:value-type="string">
            <text:p>Net gain</text:p>
          </table:table-cell>
          <table:table-cell table:style-name="ce1" table:number-columns-repeated="1004"/>
        </table:table-row>
        <table:table-row table:style-name="ro1">
          <table:table-cell table:style-name="ce2" office:value-type="string" calcext:value-type="string">
            <text:p>2021-01-16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5.5" calcext:value-type="float">
            <text:p>25.5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float" office:value="0.713421" calcext:value-type="float">
            <text:p>0.713421</text:p>
          </table:table-cell>
          <table:table-cell table:style-name="ce1" office:value-type="float" office:value="10.25126" calcext:value-type="float">
            <text:p>10.2512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2050.25" calcext:value-type="float">
            <text:p>2050.25</text:p>
          </table:table-cell>
          <table:table-cell table:style-name="ce1"/>
          <table:table-cell table:style-name="ce1" table:formula="of:=[.D2]" office:value-type="float" office:value="80" calcext:value-type="float">
            <text:p>80</text:p>
          </table:table-cell>
          <table:table-cell table:style-name="ce1" table:formula="of:=IF(EXACT([.F2]; &quot;BUY&quot;); [.D2]; 0)" office:value-type="float" office:value="80" calcext:value-type="float">
            <text:p>80</text:p>
          </table:table-cell>
          <table:table-cell table:style-name="ce1" table:formula="of:=IF(EXACT([.F2]; &quot;BUY&quot;); [.J2]; 0)*(1/[.G2])" office:value-type="float" office:value="2873.82905745696" calcext:value-type="float">
            <text:p>2873.82905745696</text:p>
          </table:table-cell>
          <table:table-cell table:style-name="ce1" table:formula="of:=IF(EXACT([.F2]; &quot;SELL&quot;); [.J2]; 0)*[.G2]" office:value-type="float" office:value="0" calcext:value-type="float">
            <text:p>0</text:p>
          </table:table-cell>
          <table:table-cell table:style-name="ce1" table:formula="of:=MIN(MAX([.L2:.L15]) - 0; MAX([.L2:.L15])-[.L15] )" office:value-type="float" office:value="0" calcext:value-type="float">
            <text:p>0</text:p>
          </table:table-cell>
          <table:table-cell table:style-name="ce1" table:formula="of:=SUM([.N2:.N15])/SUM([.M2:.M15])" office:value-type="float" office:value="38.9515438031216" calcext:value-type="float">
            <text:p>38.9515438031216</text:p>
          </table:table-cell>
          <table:table-cell table:style-name="ce1" table:formula="of:=0.05*[.Q2]*[.P2]" office:value-type="float" office:value="0" calcext:value-type="float">
            <text:p>0</text:p>
          </table:table-cell>
          <table:table-cell table:style-name="ce1" table:formula="of:=IF(EXACT([.F2]; &quot;SELL&quot;); [.O2]-[.D2]*[.$Q$2]; 0)" office:value-type="float" office:value="0" calcext:value-type="float">
            <text:p>0</text:p>
          </table:table-cell>
          <table:table-cell table:style-name="ce1" table:formula="of:=SUM([.S2:.S15])" office:value-type="float" office:value="578.460379178111" calcext:value-type="float">
            <text:p>578.460379178111</text:p>
          </table:table-cell>
          <table:table-cell table:style-name="ce1" table:number-columns-repeated="1004"/>
        </table:table-row>
        <table:table-row table:style-name="ro1">
          <table:table-cell table:style-name="ce2" office:value-type="string" calcext:value-type="string">
            <text:p>2021-01-29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5.35" calcext:value-type="float">
            <text:p>35.35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float" office:value="1.393985" calcext:value-type="float">
            <text:p>1.393985</text:p>
          </table:table-cell>
          <table:table-cell table:style-name="ce1" office:value-type="float" office:value="14.14" calcext:value-type="float">
            <text:p>14.1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2813.86" calcext:value-type="float">
            <text:p>2813.86</text:p>
          </table:table-cell>
          <table:table-cell table:style-name="ce1"/>
          <table:table-cell table:style-name="ce1" table:formula="of:=[.L2] + IF(EXACT([.F3]; &quot;BUY&quot;); +[.D3]; -[.D3])" office:value-type="float" office:value="0" calcext:value-type="float">
            <text:p>0</text:p>
          </table:table-cell>
          <table:table-cell table:style-name="ce1" table:formula="of:=IF(EXACT([.F3]; &quot;BUY&quot;); [.D3]; 0)" office:value-type="float" office:value="0" calcext:value-type="float">
            <text:p>0</text:p>
          </table:table-cell>
          <table:table-cell table:style-name="ce1" table:formula="of:=IF(EXACT([.F3]; &quot;BUY&quot;); [.J3]; 0)*(1/[.G3])" office:value-type="float" office:value="0" calcext:value-type="float">
            <text:p>0</text:p>
          </table:table-cell>
          <table:table-cell table:style-name="ce1" table:formula="of:=IF(EXACT([.F3]; &quot;SELL&quot;); [.J3]; 0)*[.G3]" office:value-type="float" office:value="3922.4786321" calcext:value-type="float">
            <text:p>3922.4786321</text:p>
          </table:table-cell>
          <table:table-cell table:style-name="ce1" table:formula="of:=MIN(MAX([.L16:.L26]) - 0; MAX([.L16:.L26])-[.L26] )" office:value-type="float" office:value="133" calcext:value-type="float">
            <text:p>133</text:p>
          </table:table-cell>
          <table:table-cell table:style-name="ce1" table:formula="of:=SUM([.N16:.N26])/SUM([.M16:.M26])" office:value-type="float" office:value="87.8903437997433" calcext:value-type="float">
            <text:p>87.8903437997433</text:p>
          </table:table-cell>
          <table:table-cell table:style-name="ce1" table:formula="of:=0.05*[.Q3]*[.P3]" office:value-type="float" office:value="584.470786268293" calcext:value-type="float">
            <text:p>584.470786268293</text:p>
          </table:table-cell>
          <table:table-cell table:style-name="ce1" table:formula="of:=IF(EXACT([.F3]; &quot;SELL&quot;); [.O3]-[.D3]*[.$Q$2]; 0)" office:value-type="float" office:value="806.355127850271" calcext:value-type="float">
            <text:p>806.355127850271</text:p>
          </table:table-cell>
          <table:table-cell table:style-name="ce1" table:formula="of:=SUM([.S16:.S26])" office:value-type="float" office:value="1203.09957447033" calcext:value-type="float">
            <text:p>1203.09957447033</text:p>
          </table:table-cell>
          <table:table-cell table:style-name="ce1" table:number-columns-repeated="1004"/>
        </table:table-row>
        <table:table-row table:style-name="ro1">
          <table:table-cell table:style-name="ce2" office:value-type="string" calcext:value-type="string">
            <text:p>2021-02-03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1.54" calcext:value-type="float">
            <text:p>31.54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float" office:value="0.719239" calcext:value-type="float">
            <text:p>0.719239</text:p>
          </table:table-cell>
          <table:table-cell table:style-name="ce1" office:value-type="float" office:value="15.16917" calcext:value-type="float">
            <text:p>15.1691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3169.17" calcext:value-type="float">
            <text:p>3169.17</text:p>
          </table:table-cell>
          <table:table-cell table:style-name="ce1"/>
          <table:table-cell table:style-name="ce1" table:formula="of:=[.L3] + IF(EXACT([.F4]; &quot;BUY&quot;); +[.D4]; -[.D4])" office:value-type="float" office:value="100" calcext:value-type="float">
            <text:p>100</text:p>
          </table:table-cell>
          <table:table-cell table:style-name="ce1" table:formula="of:=IF(EXACT([.F4]; &quot;BUY&quot;); [.D4]; 0)" office:value-type="float" office:value="100" calcext:value-type="float">
            <text:p>100</text:p>
          </table:table-cell>
          <table:table-cell table:style-name="ce1" table:formula="of:=IF(EXACT([.F4]; &quot;BUY&quot;); [.J4]; 0)*(1/[.G4])" office:value-type="float" office:value="4406.28219548718" calcext:value-type="float">
            <text:p>4406.28219548718</text:p>
          </table:table-cell>
          <table:table-cell table:style-name="ce1" table:formula="of:=IF(EXACT([.F4]; &quot;SELL&quot;); [.J4]; 0)*[.G4]" office:value-type="float" office:value="0" calcext:value-type="float">
            <text:p>0</text:p>
          </table:table-cell>
          <table:table-cell table:style-name="ce1" table:formula="of:=MIN(MAX([.L27:.L50]) - 0; MAX([.L27:.L50])-[.L50] )" office:value-type="float" office:value="136.02751144" calcext:value-type="float">
            <text:p>136.02751144</text:p>
          </table:table-cell>
          <table:table-cell table:style-name="ce1" table:formula="of:=SUM([.N27:.N50])/SUM([.M27:.M50])" office:value-type="float" office:value="504.609842063576" calcext:value-type="float">
            <text:p>504.609842063576</text:p>
          </table:table-cell>
          <table:table-cell table:style-name="ce1" table:formula="of:=0.05*[.Q4]*[.P4]" office:value-type="float" office:value="3432.04105320198" calcext:value-type="float">
            <text:p>3432.04105320198</text:p>
          </table:table-cell>
          <table:table-cell table:style-name="ce1" table:formula="of:=IF(EXACT([.F4]; &quot;SELL&quot;); [.O4]-[.D4]*[.$Q$2]; 0)" office:value-type="float" office:value="0" calcext:value-type="float">
            <text:p>0</text:p>
          </table:table-cell>
          <table:table-cell table:style-name="ce1" table:formula="of:=SUM([.S27:.S50])" office:value-type="float" office:value="867.622754650967" calcext:value-type="float">
            <text:p>867.622754650967</text:p>
          </table:table-cell>
          <table:table-cell table:style-name="ce1" table:number-columns-repeated="1004"/>
        </table:table-row>
        <table:table-row table:style-name="ro1">
          <table:table-cell table:style-name="ce2" office:value-type="string" calcext:value-type="string">
            <text:p>2021-02-03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1.54" calcext:value-type="float">
            <text:p>31.54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float" office:value="0.719239" calcext:value-type="float">
            <text:p>0.719239</text:p>
          </table:table-cell>
          <table:table-cell table:style-name="ce1" office:value-type="float" office:value="3.15716" calcext:value-type="float">
            <text:p>3.1571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3157.16" calcext:value-type="float">
            <text:p>3157.16</text:p>
          </table:table-cell>
          <table:table-cell table:style-name="ce1"/>
          <table:table-cell table:style-name="ce1" table:formula="of:=[.L4] + IF(EXACT([.F5]; &quot;BUY&quot;); +[.D5]; -[.D5])" office:value-type="float" office:value="200" calcext:value-type="float">
            <text:p>200</text:p>
          </table:table-cell>
          <table:table-cell table:style-name="ce1" table:formula="of:=IF(EXACT([.F5]; &quot;BUY&quot;); [.D5]; 0)" office:value-type="float" office:value="100" calcext:value-type="float">
            <text:p>100</text:p>
          </table:table-cell>
          <table:table-cell table:style-name="ce1" table:formula="of:=IF(EXACT([.F5]; &quot;BUY&quot;); [.J5]; 0)*(1/[.G5])" office:value-type="float" office:value="4389.583990857" calcext:value-type="float">
            <text:p>4389.583990857</text:p>
          </table:table-cell>
          <table:table-cell table:style-name="ce1" table:formula="of:=IF(EXACT([.F5]; &quot;SELL&quot;); [.J5]; 0)*[.G5]" office:value-type="float" office:value="0" calcext:value-type="float">
            <text:p>0</text:p>
          </table:table-cell>
          <table:table-cell table:style-name="ce1" table:number-columns-repeated="3"/>
          <table:table-cell table:style-name="ce1" table:formula="of:=IF(EXACT([.F5]; &quot;SELL&quot;); [.O5]-[.D5]*[.$Q$2]; 0)" office:value-type="float" office:value="0" calcext:value-type="float">
            <text:p>0</text:p>
          </table:table-cell>
          <table:table-cell table:style-name="ce1" table:number-columns-repeated="1005"/>
        </table:table-row>
        <table:table-row table:style-name="ro1">
          <table:table-cell table:style-name="ce2" office:value-type="string" calcext:value-type="string">
            <text:p>2021-02-11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6.57" calcext:value-type="float">
            <text:p>36.57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float" office:value="0.721159" calcext:value-type="float">
            <text:p>0.721159</text:p>
          </table:table-cell>
          <table:table-cell table:style-name="ce1" office:value-type="float" office:value="15.67267" calcext:value-type="float">
            <text:p>15.6726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3672.67" calcext:value-type="float">
            <text:p>3672.67</text:p>
          </table:table-cell>
          <table:table-cell table:style-name="ce1"/>
          <table:table-cell table:style-name="ce1" table:formula="of:=[.L5] + IF(EXACT([.F6]; &quot;BUY&quot;); +[.D6]; -[.D6])" office:value-type="float" office:value="300" calcext:value-type="float">
            <text:p>300</text:p>
          </table:table-cell>
          <table:table-cell table:style-name="ce1" table:formula="of:=IF(EXACT([.F6]; &quot;BUY&quot;); [.D6]; 0)" office:value-type="float" office:value="100" calcext:value-type="float">
            <text:p>100</text:p>
          </table:table-cell>
          <table:table-cell table:style-name="ce1" table:formula="of:=IF(EXACT([.F6]; &quot;BUY&quot;); [.J6]; 0)*(1/[.G6])" office:value-type="float" office:value="5092.73267060385" calcext:value-type="float">
            <text:p>5092.73267060385</text:p>
          </table:table-cell>
          <table:table-cell table:style-name="ce1" table:formula="of:=IF(EXACT([.F6]; &quot;SELL&quot;); [.J6]; 0)*[.G6]" office:value-type="float" office:value="0" calcext:value-type="float">
            <text:p>0</text:p>
          </table:table-cell>
          <table:table-cell table:style-name="ce1" table:number-columns-repeated="3"/>
          <table:table-cell table:style-name="ce1" table:formula="of:=IF(EXACT([.F6]; &quot;SELL&quot;); [.O6]-[.D6]*[.$Q$2]; 0)" office:value-type="float" office:value="0" calcext:value-type="float">
            <text:p>0</text:p>
          </table:table-cell>
          <table:table-cell table:style-name="ce1" table:number-columns-repeated="1005"/>
        </table:table-row>
        <table:table-row table:style-name="ro1">
          <table:table-cell table:style-name="ce2" office:value-type="string" calcext:value-type="string">
            <text:p>2021-02-11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float" office:value="0.721159" calcext:value-type="float">
            <text:p>0.721159</text:p>
          </table:table-cell>
          <table:table-cell table:style-name="ce1" office:value-type="float" office:value="26.42643" calcext:value-type="float">
            <text:p>26.4264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14426.43" calcext:value-type="float">
            <text:p>14426.43</text:p>
          </table:table-cell>
          <table:table-cell table:style-name="ce1"/>
          <table:table-cell table:style-name="ce1" table:formula="of:=[.L6] + IF(EXACT([.F7]; &quot;BUY&quot;); +[.D7]; -[.D7])" office:value-type="float" office:value="700" calcext:value-type="float">
            <text:p>700</text:p>
          </table:table-cell>
          <table:table-cell table:style-name="ce1" table:formula="of:=IF(EXACT([.F7]; &quot;BUY&quot;); [.D7]; 0)" office:value-type="float" office:value="400" calcext:value-type="float">
            <text:p>400</text:p>
          </table:table-cell>
          <table:table-cell table:style-name="ce1" table:formula="of:=IF(EXACT([.F7]; &quot;BUY&quot;); [.J7]; 0)*(1/[.G7])" office:value-type="float" office:value="20004.5066344593" calcext:value-type="float">
            <text:p>20004.5066344593</text:p>
          </table:table-cell>
          <table:table-cell table:style-name="ce1" table:formula="of:=IF(EXACT([.F7]; &quot;SELL&quot;); [.J7]; 0)*[.G7]" office:value-type="float" office:value="0" calcext:value-type="float">
            <text:p>0</text:p>
          </table:table-cell>
          <table:table-cell table:style-name="ce1" table:number-columns-repeated="3"/>
          <table:table-cell table:style-name="ce1" table:formula="of:=IF(EXACT([.F7]; &quot;SELL&quot;); [.O7]-[.D7]*[.$Q$2]; 0)" office:value-type="float" office:value="0" calcext:value-type="float">
            <text:p>0</text:p>
          </table:table-cell>
          <table:table-cell table:style-name="ce1" table:number-columns-repeated="1005"/>
        </table:table-row>
        <table:table-row table:style-name="ro1">
          <table:table-cell table:style-name="ce2" office:value-type="string" calcext:value-type="string">
            <text:p>2021-02-12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.95" calcext:value-type="float">
            <text:p>34.95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float" office:value="0.723066" calcext:value-type="float">
            <text:p>0.723066</text:p>
          </table:table-cell>
          <table:table-cell table:style-name="ce1" office:value-type="float" office:value="0.35126" calcext:value-type="float">
            <text:p>0.3512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70.25" calcext:value-type="float">
            <text:p>70.25</text:p>
          </table:table-cell>
          <table:table-cell table:style-name="ce1"/>
          <table:table-cell table:style-name="ce1" table:formula="of:=[.L7] + IF(EXACT([.F8]; &quot;BUY&quot;); +[.D8]; -[.D8])" office:value-type="float" office:value="702" calcext:value-type="float">
            <text:p>702</text:p>
          </table:table-cell>
          <table:table-cell table:style-name="ce1" table:formula="of:=IF(EXACT([.F8]; &quot;BUY&quot;); [.D8]; 0)" office:value-type="float" office:value="2" calcext:value-type="float">
            <text:p>2</text:p>
          </table:table-cell>
          <table:table-cell table:style-name="ce1" table:formula="of:=IF(EXACT([.F8]; &quot;BUY&quot;); [.J8]; 0)*(1/[.G8])" office:value-type="float" office:value="97.155722990709" calcext:value-type="float">
            <text:p>97.155722990709</text:p>
          </table:table-cell>
          <table:table-cell table:style-name="ce1" table:formula="of:=IF(EXACT([.F8]; &quot;SELL&quot;); [.J8]; 0)*[.G8]" office:value-type="float" office:value="0" calcext:value-type="float">
            <text:p>0</text:p>
          </table:table-cell>
          <table:table-cell table:style-name="ce1" table:number-columns-repeated="3"/>
          <table:table-cell table:style-name="ce1" table:formula="of:=IF(EXACT([.F8]; &quot;SELL&quot;); [.O8]-[.D8]*[.$Q$2]; 0)" office:value-type="float" office:value="0" calcext:value-type="float">
            <text:p>0</text:p>
          </table:table-cell>
          <table:table-cell table:style-name="ce1" table:number-columns-repeated="1005"/>
        </table:table-row>
        <table:table-row table:style-name="ro1">
          <table:table-cell table:style-name="ce2" office:value-type="string" calcext:value-type="string">
            <text:p>2021-02-13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31.59" calcext:value-type="float">
            <text:p>31.59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float" office:value="0.72204" calcext:value-type="float">
            <text:p>0.72204</text:p>
          </table:table-cell>
          <table:table-cell table:style-name="ce1" office:value-type="float" office:value="16.75526" calcext:value-type="float">
            <text:p>16.7552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4755.26" calcext:value-type="float">
            <text:p>4755.26</text:p>
          </table:table-cell>
          <table:table-cell table:style-name="ce1"/>
          <table:table-cell table:style-name="ce1" table:formula="of:=[.L8] + IF(EXACT([.F9]; &quot;BUY&quot;); +[.D9]; -[.D9])" office:value-type="float" office:value="852" calcext:value-type="float">
            <text:p>852</text:p>
          </table:table-cell>
          <table:table-cell table:style-name="ce1" table:formula="of:=IF(EXACT([.F9]; &quot;BUY&quot;); [.D9]; 0)" office:value-type="float" office:value="150" calcext:value-type="float">
            <text:p>150</text:p>
          </table:table-cell>
          <table:table-cell table:style-name="ce1" table:formula="of:=IF(EXACT([.F9]; &quot;BUY&quot;); [.J9]; 0)*(1/[.G9])" office:value-type="float" office:value="6585.8678189574" calcext:value-type="float">
            <text:p>6585.8678189574</text:p>
          </table:table-cell>
          <table:table-cell table:style-name="ce1" table:formula="of:=IF(EXACT([.F9]; &quot;SELL&quot;); [.J9]; 0)*[.G9]" office:value-type="float" office:value="0" calcext:value-type="float">
            <text:p>0</text:p>
          </table:table-cell>
          <table:table-cell table:style-name="ce1" table:number-columns-repeated="3"/>
          <table:table-cell table:style-name="ce1" table:formula="of:=IF(EXACT([.F9]; &quot;SELL&quot;); [.O9]-[.D9]*[.$Q$2]; 0)" office:value-type="float" office:value="0" calcext:value-type="float">
            <text:p>0</text:p>
          </table:table-cell>
          <table:table-cell table:style-name="ce1" table:number-columns-repeated="1005"/>
        </table:table-row>
        <table:table-row table:style-name="ro1">
          <table:table-cell table:style-name="ce2" office:value-type="string" calcext:value-type="string">
            <text:p>2021-02-19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float" office:value="0.72204" calcext:value-type="float">
            <text:p>0.72204</text:p>
          </table:table-cell>
          <table:table-cell table:style-name="ce1" office:value-type="float" office:value="23.34835" calcext:value-type="float">
            <text:p>23.3483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11348.35" calcext:value-type="float">
            <text:p>11348.35</text:p>
          </table:table-cell>
          <table:table-cell table:style-name="ce1"/>
          <table:table-cell table:style-name="ce1" table:formula="of:=[.L9] + IF(EXACT([.F10]; &quot;BUY&quot;); +[.D10]; -[.D10])" office:value-type="float" office:value="1305" calcext:value-type="float">
            <text:p>1305</text:p>
          </table:table-cell>
          <table:table-cell table:style-name="ce1" table:formula="of:=IF(EXACT([.F10]; &quot;BUY&quot;); [.D10]; 0)" office:value-type="float" office:value="453" calcext:value-type="float">
            <text:p>453</text:p>
          </table:table-cell>
          <table:table-cell table:style-name="ce1" table:formula="of:=IF(EXACT([.F10]; &quot;BUY&quot;); [.J10]; 0)*(1/[.G10])" office:value-type="float" office:value="15717.0655365354" calcext:value-type="float">
            <text:p>15717.0655365354</text:p>
          </table:table-cell>
          <table:table-cell table:style-name="ce1" table:formula="of:=IF(EXACT([.F10]; &quot;SELL&quot;); [.J10]; 0)*[.G10]" office:value-type="float" office:value="0" calcext:value-type="float">
            <text:p>0</text:p>
          </table:table-cell>
          <table:table-cell table:style-name="ce1" table:number-columns-repeated="3"/>
          <table:table-cell table:style-name="ce1" table:formula="of:=IF(EXACT([.F10]; &quot;SELL&quot;); [.O10]-[.D10]*[.$Q$2]; 0)" office:value-type="float" office:value="0" calcext:value-type="float">
            <text:p>0</text:p>
          </table:table-cell>
          <table:table-cell table:style-name="ce1" table:number-columns-repeated="1005"/>
        </table:table-row>
        <table:table-row table:style-name="ro1">
          <table:table-cell table:style-name="ce2" office:value-type="string" calcext:value-type="string">
            <text:p>2021-02-19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24.98" calcext:value-type="float">
            <text:p>24.98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float" office:value="0.72204" calcext:value-type="float">
            <text:p>0.72204</text:p>
          </table:table-cell>
          <table:table-cell table:style-name="ce1" office:value-type="float" office:value="22.53912" calcext:value-type="float">
            <text:p>22.5391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10539.12" calcext:value-type="float">
            <text:p>10539.12</text:p>
          </table:table-cell>
          <table:table-cell table:style-name="ce1"/>
          <table:table-cell table:style-name="ce1" table:formula="of:=[.L10] + IF(EXACT([.F11]; &quot;BUY&quot;); +[.D11]; -[.D11])" office:value-type="float" office:value="1726" calcext:value-type="float">
            <text:p>1726</text:p>
          </table:table-cell>
          <table:table-cell table:style-name="ce1" table:formula="of:=IF(EXACT([.F11]; &quot;BUY&quot;); [.D11]; 0)" office:value-type="float" office:value="421" calcext:value-type="float">
            <text:p>421</text:p>
          </table:table-cell>
          <table:table-cell table:style-name="ce1" table:formula="of:=IF(EXACT([.F11]; &quot;BUY&quot;); [.J11]; 0)*(1/[.G11])" office:value-type="float" office:value="14596.3104537145" calcext:value-type="float">
            <text:p>14596.3104537145</text:p>
          </table:table-cell>
          <table:table-cell table:style-name="ce1" table:formula="of:=IF(EXACT([.F11]; &quot;SELL&quot;); [.J11]; 0)*[.G11]" office:value-type="float" office:value="0" calcext:value-type="float">
            <text:p>0</text:p>
          </table:table-cell>
          <table:table-cell table:style-name="ce1" table:formula="of:=[.D11]*[.E11]+[.H11]" office:value-type="float" office:value="10539.11912" calcext:value-type="float">
            <text:p>10539.11912</text:p>
          </table:table-cell>
          <table:table-cell table:style-name="ce1" table:number-columns-repeated="2"/>
          <table:table-cell table:style-name="ce1" table:formula="of:=IF(EXACT([.F11]; &quot;SELL&quot;); [.O11]-[.D11]*[.$Q$2]; 0)" office:value-type="float" office:value="0" calcext:value-type="float">
            <text:p>0</text:p>
          </table:table-cell>
          <table:table-cell table:style-name="ce1" table:number-columns-repeated="1005"/>
        </table:table-row>
        <table:table-row table:style-name="ro1">
          <table:table-cell table:style-name="ce2" office:value-type="string" calcext:value-type="string">
            <text:p>2021-03-06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23.15" calcext:value-type="float">
            <text:p>23.15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float" office:value="0.714404" calcext:value-type="float">
            <text:p>0.714404</text:p>
          </table:table-cell>
          <table:table-cell table:style-name="ce1" office:value-type="float" office:value="15.20991" calcext:value-type="float">
            <text:p>15.2099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3209.91" calcext:value-type="float">
            <text:p>3209.91</text:p>
          </table:table-cell>
          <table:table-cell table:style-name="ce1"/>
          <table:table-cell table:style-name="ce1" table:formula="of:=[.L11] + IF(EXACT([.F12]; &quot;BUY&quot;); +[.D12]; -[.D12])" office:value-type="float" office:value="1864" calcext:value-type="float">
            <text:p>1864</text:p>
          </table:table-cell>
          <table:table-cell table:style-name="ce1" table:formula="of:=IF(EXACT([.F12]; &quot;BUY&quot;); [.D12]; 0)" office:value-type="float" office:value="138" calcext:value-type="float">
            <text:p>138</text:p>
          </table:table-cell>
          <table:table-cell table:style-name="ce1" table:formula="of:=IF(EXACT([.F12]; &quot;BUY&quot;); [.J12]; 0)*(1/[.G12])" office:value-type="float" office:value="4493.12993768232" calcext:value-type="float">
            <text:p>4493.12993768232</text:p>
          </table:table-cell>
          <table:table-cell table:style-name="ce1" table:formula="of:=IF(EXACT([.F12]; &quot;SELL&quot;); [.J12]; 0)*[.G12]" office:value-type="float" office:value="0" calcext:value-type="float">
            <text:p>0</text:p>
          </table:table-cell>
          <table:table-cell table:style-name="ce1" table:number-columns-repeated="3"/>
          <table:table-cell table:style-name="ce1" table:formula="of:=IF(EXACT([.F12]; &quot;SELL&quot;); [.O12]-[.D12]*[.$Q$2]; 0)" office:value-type="float" office:value="0" calcext:value-type="float">
            <text:p>0</text:p>
          </table:table-cell>
          <table:table-cell table:style-name="ce1" table:number-columns-repeated="1005"/>
        </table:table-row>
        <table:table-row table:style-name="ro1">
          <table:table-cell table:style-name="ce2" office:value-type="string" calcext:value-type="string">
            <text:p>2021-03-06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23.65" calcext:value-type="float">
            <text:p>23.65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float" office:value="0.717005" calcext:value-type="float">
            <text:p>0.717005</text:p>
          </table:table-cell>
          <table:table-cell table:style-name="ce1" office:value-type="float" office:value="15.91817" calcext:value-type="float">
            <text:p>15.9181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3918.17" calcext:value-type="float">
            <text:p>3918.17</text:p>
          </table:table-cell>
          <table:table-cell table:style-name="ce1"/>
          <table:table-cell table:style-name="ce1" table:formula="of:=[.L12] + IF(EXACT([.F13]; &quot;BUY&quot;); +[.D13]; -[.D13])" office:value-type="float" office:value="2029" calcext:value-type="float">
            <text:p>2029</text:p>
          </table:table-cell>
          <table:table-cell table:style-name="ce1" table:formula="of:=IF(EXACT([.F13]; &quot;BUY&quot;); [.D13]; 0)" office:value-type="float" office:value="165" calcext:value-type="float">
            <text:p>165</text:p>
          </table:table-cell>
          <table:table-cell table:style-name="ce1" table:formula="of:=IF(EXACT([.F13]; &quot;BUY&quot;); [.J13]; 0)*(1/[.G13])" office:value-type="float" office:value="5464.63413783725" calcext:value-type="float">
            <text:p>5464.63413783725</text:p>
          </table:table-cell>
          <table:table-cell table:style-name="ce1" table:formula="of:=IF(EXACT([.F13]; &quot;SELL&quot;); [.J13]; 0)*[.G13]" office:value-type="float" office:value="0" calcext:value-type="float">
            <text:p>0</text:p>
          </table:table-cell>
          <table:table-cell table:style-name="ce1" table:number-columns-repeated="3"/>
          <table:table-cell table:style-name="ce1" table:formula="of:=IF(EXACT([.F13]; &quot;SELL&quot;); [.O13]-[.D13]*[.$Q$2]; 0)" office:value-type="float" office:value="0" calcext:value-type="float">
            <text:p>0</text:p>
          </table:table-cell>
          <table:table-cell table:style-name="ce1" table:number-columns-repeated="1005"/>
        </table:table-row>
        <table:table-row table:style-name="ro1">
          <table:table-cell table:style-name="ce2" office:value-type="string" calcext:value-type="string">
            <text:p>2021-03-12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6.62" calcext:value-type="float">
            <text:p>26.62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float" office:value="1.384556" calcext:value-type="float">
            <text:p>1.384556</text:p>
          </table:table-cell>
          <table:table-cell table:style-name="ce1" office:value-type="float" office:value="13.31" calcext:value-type="float">
            <text:p>13.3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2648.69" calcext:value-type="float">
            <text:p>2648.69</text:p>
          </table:table-cell>
          <table:table-cell table:style-name="ce1"/>
          <table:table-cell table:style-name="ce1" table:formula="of:=[.L13] + IF(EXACT([.F14]; &quot;BUY&quot;); +[.D14]; -[.D14])" office:value-type="float" office:value="1929" calcext:value-type="float">
            <text:p>1929</text:p>
          </table:table-cell>
          <table:table-cell table:style-name="ce1" table:formula="of:=IF(EXACT([.F14]; &quot;BUY&quot;); [.D14]; 0)" office:value-type="float" office:value="0" calcext:value-type="float">
            <text:p>0</text:p>
          </table:table-cell>
          <table:table-cell table:style-name="ce1" table:formula="of:=IF(EXACT([.F14]; &quot;BUY&quot;); [.J14]; 0)*(1/[.G14])" office:value-type="float" office:value="0" calcext:value-type="float">
            <text:p>0</text:p>
          </table:table-cell>
          <table:table-cell table:style-name="ce1" table:formula="of:=IF(EXACT([.F14]; &quot;SELL&quot;); [.J14]; 0)*[.G14]" office:value-type="float" office:value="3667.25963164" calcext:value-type="float">
            <text:p>3667.25963164</text:p>
          </table:table-cell>
          <table:table-cell table:style-name="ce1" table:formula="of:=([.D14]*[.E14] - [.H14]) - [.J14]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IF(EXACT([.F14]; &quot;SELL&quot;); [.O14]-[.D14]*[.$Q$2]; 0)" office:value-type="float" office:value="-227.894748672161" calcext:value-type="float">
            <text:p>-227.894748672161</text:p>
          </table:table-cell>
          <table:table-cell table:style-name="ce1" table:number-columns-repeated="1005"/>
        </table:table-row>
        <table:table-row table:style-name="ro1">
          <table:table-cell table:style-name="ce2" office:value-type="string" calcext:value-type="string">
            <text:p>2021-03-31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NYSE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20.91" calcext:value-type="float">
            <text:p>20.91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float" office:value="0.698365" calcext:value-type="float">
            <text:p>0.698365</text:p>
          </table:table-cell>
          <table:table-cell table:style-name="ce1" office:value-type="float" office:value="15.71679" calcext:value-type="float">
            <text:p>15.7167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float" office:value="3716.79" calcext:value-type="float">
            <text:p>3716.79</text:p>
          </table:table-cell>
          <table:table-cell table:style-name="ce1"/>
          <table:table-cell table:style-name="ce1" table:formula="of:=[.L14] + IF(EXACT([.F15]; &quot;BUY&quot;); +[.D15]; -[.D15])" office:value-type="float" office:value="2106" calcext:value-type="float">
            <text:p>2106</text:p>
          </table:table-cell>
          <table:table-cell table:style-name="ce1" table:formula="of:=IF(EXACT([.F15]; &quot;BUY&quot;); [.D15]; 0)" office:value-type="float" office:value="177" calcext:value-type="float">
            <text:p>177</text:p>
          </table:table-cell>
          <table:table-cell table:style-name="ce1" table:formula="of:=IF(EXACT([.F15]; &quot;BUY&quot;); [.J15]; 0)*(1/[.G15])" office:value-type="float" office:value="5322.13097735425" calcext:value-type="float">
            <text:p>5322.13097735425</text:p>
          </table:table-cell>
          <table:table-cell table:style-name="ce1" table:formula="of:=IF(EXACT([.F15]; &quot;SELL&quot;); [.J15]; 0)*[.G15]" office:value-type="float" office:value="0" calcext:value-type="float">
            <text:p>0</text:p>
          </table:table-cell>
          <table:table-cell table:style-name="ce1" table:number-columns-repeated="3"/>
          <table:table-cell table:style-name="ce1" table:formula="of:=IF(EXACT([.F15]; &quot;SELL&quot;); [.O15]-[.D15]*[.$Q$2]; 0)" office:value-type="float" office:value="0" calcext:value-type="float">
            <text:p>0</text:p>
          </table:table-cell>
          <table:table-cell table:style-name="ce1" table:number-columns-repeated="1005"/>
        </table:table-row>
        <table:table-row table:style-name="ro1">
          <table:table-cell table:style-name="ce3" office:value-type="string" calcext:value-type="string">
            <text:p>2021-02-06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NYSE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BUY</text:p>
          </table:table-cell>
          <table:table-cell table:style-name="ce5" office:value-type="float" office:value="0.719049" calcext:value-type="float">
            <text:p>0.719049</text:p>
          </table:table-cell>
          <table:table-cell table:style-name="ce5" office:value-type="float" office:value="14.82412" calcext:value-type="float">
            <text:p>14.82412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2964.82" calcext:value-type="float">
            <text:p>2964.82</text:p>
          </table:table-cell>
          <table:table-cell table:style-name="ce5"/>
          <table:table-cell table:style-name="ce5" table:formula="of:=[.D16]" office:value-type="float" office:value="50" calcext:value-type="float">
            <text:p>50</text:p>
          </table:table-cell>
          <table:table-cell table:style-name="ce5" table:formula="of:=IF(EXACT([.F16]; &quot;BUY&quot;); [.D16]; 0)" office:value-type="float" office:value="50" calcext:value-type="float">
            <text:p>50</text:p>
          </table:table-cell>
          <table:table-cell table:style-name="ce5" table:formula="of:=IF(EXACT([.F16]; &quot;BUY&quot;); [.J16]; 0)*(1/[.G16])" office:value-type="float" office:value="4123.25168382127" calcext:value-type="float">
            <text:p>4123.25168382127</text:p>
          </table:table-cell>
          <table:table-cell table:style-name="ce5" table:formula="of:=IF(EXACT([.F16]; &quot;SELL&quot;); [.J16]; 0)*[.G16]" office:value-type="float" office:value="0" calcext:value-type="float">
            <text:p>0</text:p>
          </table:table-cell>
          <table:table-cell table:style-name="ce5" table:number-columns-repeated="3"/>
          <table:table-cell table:style-name="ce5" table:formula="of:=IF(EXACT([.F16]; &quot;SELL&quot;); [.O16]-[.D16]*[.$Q$3]; 0)" office:value-type="float" office:value="0" calcext:value-type="float">
            <text:p>0</text:p>
          </table:table-cell>
          <table:table-cell table:style-name="ce5" table:number-columns-repeated="1005"/>
        </table:table-row>
        <table:table-row table:style-name="ro1">
          <table:table-cell table:style-name="ce3" office:value-type="string" calcext:value-type="string">
            <text:p>2021-02-06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NYSE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59.48" calcext:value-type="float">
            <text:p>59.48</text:p>
          </table:table-cell>
          <table:table-cell table:style-name="ce5" office:value-type="string" calcext:value-type="string">
            <text:p>BUY</text:p>
          </table:table-cell>
          <table:table-cell table:style-name="ce5" office:value-type="float" office:value="0.720151" calcext:value-type="float">
            <text:p>0.720151</text:p>
          </table:table-cell>
          <table:table-cell table:style-name="ce5" office:value-type="float" office:value="19.75215" calcext:value-type="float">
            <text:p>19.75215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7752.15" calcext:value-type="float">
            <text:p>7752.15</text:p>
          </table:table-cell>
          <table:table-cell table:style-name="ce5"/>
          <table:table-cell table:style-name="ce5" table:formula="of:=[.L16] + IF(EXACT([.F17]; &quot;BUY&quot;); +[.D17]; -[.D17])" office:value-type="float" office:value="180" calcext:value-type="float">
            <text:p>180</text:p>
          </table:table-cell>
          <table:table-cell table:style-name="ce5" table:formula="of:=IF(EXACT([.F17]; &quot;BUY&quot;); [.D17]; 0)" office:value-type="float" office:value="130" calcext:value-type="float">
            <text:p>130</text:p>
          </table:table-cell>
          <table:table-cell table:style-name="ce5" table:formula="of:=IF(EXACT([.F17]; &quot;BUY&quot;); [.J17]; 0)*(1/[.G17])" office:value-type="float" office:value="10764.6174205132" calcext:value-type="float">
            <text:p>10764.6174205132</text:p>
          </table:table-cell>
          <table:table-cell table:style-name="ce5" table:formula="of:=IF(EXACT([.F17]; &quot;SELL&quot;); [.J17]; 0)*[.G17]" office:value-type="float" office:value="0" calcext:value-type="float">
            <text:p>0</text:p>
          </table:table-cell>
          <table:table-cell table:style-name="ce5" table:formula="of:=(3000+4800)/70" office:value-type="float" office:value="111.428571428571" calcext:value-type="float">
            <text:p>111.428571428571</text:p>
          </table:table-cell>
          <table:table-cell table:style-name="ce5" table:number-columns-repeated="2"/>
          <table:table-cell table:style-name="ce5" table:formula="of:=IF(EXACT([.F17]; &quot;SELL&quot;); [.O17]-[.D17]*[.$Q$3]; 0)" office:value-type="float" office:value="0" calcext:value-type="float">
            <text:p>0</text:p>
          </table:table-cell>
          <table:table-cell table:style-name="ce5" table:number-columns-repeated="1005"/>
        </table:table-row>
        <table:table-row table:style-name="ro1">
          <table:table-cell table:style-name="ce3" office:value-type="string" calcext:value-type="string">
            <text:p>2021-02-13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NYSE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1.88" calcext:value-type="float">
            <text:p>61.88</text:p>
          </table:table-cell>
          <table:table-cell table:style-name="ce5" office:value-type="string" calcext:value-type="string">
            <text:p>SELL</text:p>
          </table:table-cell>
          <table:table-cell table:style-name="ce5" office:value-type="float" office:value="1.384965" calcext:value-type="float">
            <text:p>1.384965</text:p>
          </table:table-cell>
          <table:table-cell table:style-name="ce5" office:value-type="float" office:value="9.282" calcext:value-type="float">
            <text:p>9.282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1847.12" calcext:value-type="float">
            <text:p>1847.12</text:p>
          </table:table-cell>
          <table:table-cell table:style-name="ce5"/>
          <table:table-cell table:style-name="ce5" table:formula="of:=[.L17] + IF(EXACT([.F18]; &quot;BUY&quot;); +[.D18]; -[.D18])" office:value-type="float" office:value="150" calcext:value-type="float">
            <text:p>150</text:p>
          </table:table-cell>
          <table:table-cell table:style-name="ce5" table:formula="of:=IF(EXACT([.F18]; &quot;BUY&quot;); [.D18]; 0)" office:value-type="float" office:value="0" calcext:value-type="float">
            <text:p>0</text:p>
          </table:table-cell>
          <table:table-cell table:style-name="ce5" table:formula="of:=IF(EXACT([.F18]; &quot;BUY&quot;); [.J18]; 0)*(1/[.G18])" office:value-type="float" office:value="0" calcext:value-type="float">
            <text:p>0</text:p>
          </table:table-cell>
          <table:table-cell table:style-name="ce5" table:formula="of:=IF(EXACT([.F18]; &quot;SELL&quot;); [.J18]; 0)*[.G18]" office:value-type="float" office:value="2558.1965508" calcext:value-type="float">
            <text:p>2558.1965508</text:p>
          </table:table-cell>
          <table:table-cell table:style-name="ce5" table:formula="of:=(1847-[.Q3]*30 + 3070-[.Q3]*50 + 2466-[.Q3]*40 + 3642-[.Q3]*50 + 3647-[.Q3]*50 + 1028-15*[.Q3])" office:value-type="float" office:value="-4954.23079293967" calcext:value-type="float">
            <text:p>-4954.23079293967</text:p>
          </table:table-cell>
          <table:table-cell table:style-name="ce5" table:number-columns-repeated="2"/>
          <table:table-cell table:style-name="ce5" table:formula="of:=IF(EXACT([.F18]; &quot;SELL&quot;); [.O18]-[.D18]*[.$Q$3]; 0)" office:value-type="float" office:value="-78.5137631922989" calcext:value-type="float">
            <text:p>-78.5137631922989</text:p>
          </table:table-cell>
          <table:table-cell table:style-name="ce5" table:number-columns-repeated="1005"/>
        </table:table-row>
        <table:table-row table:style-name="ro1">
          <table:table-cell table:style-name="ce3" office:value-type="string" calcext:value-type="string">
            <text:p>2021-02-13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NYSE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1.7" calcext:value-type="float">
            <text:p>61.7</text:p>
          </table:table-cell>
          <table:table-cell table:style-name="ce5" office:value-type="string" calcext:value-type="string">
            <text:p>SELL</text:p>
          </table:table-cell>
          <table:table-cell table:style-name="ce5" office:value-type="float" office:value="1.384965" calcext:value-type="float">
            <text:p>1.384965</text:p>
          </table:table-cell>
          <table:table-cell table:style-name="ce5" office:value-type="float" office:value="15.085" calcext:value-type="float">
            <text:p>15.085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3069.92" calcext:value-type="float">
            <text:p>3069.92</text:p>
          </table:table-cell>
          <table:table-cell table:style-name="ce5"/>
          <table:table-cell table:style-name="ce5" table:formula="of:=[.L18] + IF(EXACT([.F19]; &quot;BUY&quot;); +[.D19]; -[.D19])" office:value-type="float" office:value="100" calcext:value-type="float">
            <text:p>100</text:p>
          </table:table-cell>
          <table:table-cell table:style-name="ce5" table:formula="of:=IF(EXACT([.F19]; &quot;BUY&quot;); [.D19]; 0)" office:value-type="float" office:value="0" calcext:value-type="float">
            <text:p>0</text:p>
          </table:table-cell>
          <table:table-cell table:style-name="ce5" table:formula="of:=IF(EXACT([.F19]; &quot;BUY&quot;); [.J19]; 0)*(1/[.G19])" office:value-type="float" office:value="0" calcext:value-type="float">
            <text:p>0</text:p>
          </table:table-cell>
          <table:table-cell table:style-name="ce5" table:formula="of:=IF(EXACT([.F19]; &quot;SELL&quot;); [.J19]; 0)*[.G19]" office:value-type="float" office:value="4251.7317528" calcext:value-type="float">
            <text:p>4251.7317528</text:p>
          </table:table-cell>
          <table:table-cell table:style-name="ce5" table:number-columns-repeated="3"/>
          <table:table-cell table:style-name="ce5" table:formula="of:=IF(EXACT([.F19]; &quot;SELL&quot;); [.O19]-[.D19]*[.$Q$3]; 0)" office:value-type="float" office:value="-142.785437187164" calcext:value-type="float">
            <text:p>-142.785437187164</text:p>
          </table:table-cell>
          <table:table-cell table:style-name="ce5" table:number-columns-repeated="1005"/>
        </table:table-row>
        <table:table-row table:style-name="ro1">
          <table:table-cell table:style-name="ce3" office:value-type="string" calcext:value-type="string">
            <text:p>2021-02-13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NYS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1.7" calcext:value-type="float">
            <text:p>61.7</text:p>
          </table:table-cell>
          <table:table-cell table:style-name="ce5" office:value-type="string" calcext:value-type="string">
            <text:p>SELL</text:p>
          </table:table-cell>
          <table:table-cell table:style-name="ce5" office:value-type="float" office:value="1.384965" calcext:value-type="float">
            <text:p>1.384965</text:p>
          </table:table-cell>
          <table:table-cell table:style-name="ce5" office:value-type="float" office:value="2.468" calcext:value-type="float">
            <text:p>2.468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2465.53" calcext:value-type="float">
            <text:p>2465.53</text:p>
          </table:table-cell>
          <table:table-cell table:style-name="ce5"/>
          <table:table-cell table:style-name="ce5" table:formula="of:=[.L19] + IF(EXACT([.F20]; &quot;BUY&quot;); +[.D20]; -[.D20])" office:value-type="float" office:value="60" calcext:value-type="float">
            <text:p>60</text:p>
          </table:table-cell>
          <table:table-cell table:style-name="ce5" table:formula="of:=IF(EXACT([.F20]; &quot;BUY&quot;); [.D20]; 0)" office:value-type="float" office:value="0" calcext:value-type="float">
            <text:p>0</text:p>
          </table:table-cell>
          <table:table-cell table:style-name="ce5" table:formula="of:=IF(EXACT([.F20]; &quot;BUY&quot;); [.J20]; 0)*(1/[.G20])" office:value-type="float" office:value="0" calcext:value-type="float">
            <text:p>0</text:p>
          </table:table-cell>
          <table:table-cell table:style-name="ce5" table:formula="of:=IF(EXACT([.F20]; &quot;SELL&quot;); [.J20]; 0)*[.G20]" office:value-type="float" office:value="3414.67275645" calcext:value-type="float">
            <text:p>3414.67275645</text:p>
          </table:table-cell>
          <table:table-cell table:style-name="ce5" table:number-columns-repeated="3"/>
          <table:table-cell table:style-name="ce5" table:formula="of:=IF(EXACT([.F20]; &quot;SELL&quot;); [.O20]-[.D20]*[.$Q$3]; 0)" office:value-type="float" office:value="-100.940995539731" calcext:value-type="float">
            <text:p>-100.940995539731</text:p>
          </table:table-cell>
          <table:table-cell table:style-name="ce5" table:number-columns-repeated="1005"/>
        </table:table-row>
        <table:table-row table:style-name="ro1">
          <table:table-cell table:style-name="ce3" office:value-type="string" calcext:value-type="string">
            <text:p>2021-02-27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NYS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5.65" calcext:value-type="float">
            <text:p>65.65</text:p>
          </table:table-cell>
          <table:table-cell table:style-name="ce5" office:value-type="string" calcext:value-type="string">
            <text:p>BUY</text:p>
          </table:table-cell>
          <table:table-cell table:style-name="ce5" office:value-type="float" office:value="0.723105" calcext:value-type="float">
            <text:p>0.723105</text:p>
          </table:table-cell>
          <table:table-cell table:style-name="ce5" office:value-type="float" office:value="13.19598" calcext:value-type="float">
            <text:p>13.19598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2639.2" calcext:value-type="float">
            <text:p>2639.2</text:p>
          </table:table-cell>
          <table:table-cell table:style-name="ce5"/>
          <table:table-cell table:style-name="ce5" table:formula="of:=[.L20] + IF(EXACT([.F21]; &quot;BUY&quot;); +[.D21]; -[.D21])" office:value-type="float" office:value="100" calcext:value-type="float">
            <text:p>100</text:p>
          </table:table-cell>
          <table:table-cell table:style-name="ce5" table:formula="of:=IF(EXACT([.F21]; &quot;BUY&quot;); [.D21]; 0)" office:value-type="float" office:value="40" calcext:value-type="float">
            <text:p>40</text:p>
          </table:table-cell>
          <table:table-cell table:style-name="ce5" table:formula="of:=IF(EXACT([.F21]; &quot;BUY&quot;); [.J21]; 0)*(1/[.G21])" office:value-type="float" office:value="3649.81572524046" calcext:value-type="float">
            <text:p>3649.81572524046</text:p>
          </table:table-cell>
          <table:table-cell table:style-name="ce5" table:formula="of:=IF(EXACT([.F21]; &quot;SELL&quot;); [.J21]; 0)*[.G21]" office:value-type="float" office:value="0" calcext:value-type="float">
            <text:p>0</text:p>
          </table:table-cell>
          <table:table-cell table:style-name="ce5" table:number-columns-repeated="3"/>
          <table:table-cell table:style-name="ce5" table:formula="of:=IF(EXACT([.F21]; &quot;SELL&quot;); [.O21]-[.D21]*[.$Q$3]; 0)" office:value-type="float" office:value="0" calcext:value-type="float">
            <text:p>0</text:p>
          </table:table-cell>
          <table:table-cell table:style-name="ce5" table:number-columns-repeated="1005"/>
        </table:table-row>
        <table:table-row table:style-name="ro1">
          <table:table-cell table:style-name="ce3" office:value-type="string" calcext:value-type="string">
            <text:p>2021-03-06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NYSE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73.15" calcext:value-type="float">
            <text:p>73.15</text:p>
          </table:table-cell>
          <table:table-cell table:style-name="ce5" office:value-type="string" calcext:value-type="string">
            <text:p>SELL</text:p>
          </table:table-cell>
          <table:table-cell table:style-name="ce5" office:value-type="float" office:value="1.39469" calcext:value-type="float">
            <text:p>1.39469</text:p>
          </table:table-cell>
          <table:table-cell table:style-name="ce5" office:value-type="float" office:value="15.6575" calcext:value-type="float">
            <text:p>15.6575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3641.84" calcext:value-type="float">
            <text:p>3641.84</text:p>
          </table:table-cell>
          <table:table-cell table:style-name="ce5"/>
          <table:table-cell table:style-name="ce5" table:formula="of:=[.L21] + IF(EXACT([.F22]; &quot;BUY&quot;); +[.D22]; -[.D22])" office:value-type="float" office:value="50" calcext:value-type="float">
            <text:p>50</text:p>
          </table:table-cell>
          <table:table-cell table:style-name="ce5" table:formula="of:=IF(EXACT([.F22]; &quot;BUY&quot;); [.D22]; 0)" office:value-type="float" office:value="0" calcext:value-type="float">
            <text:p>0</text:p>
          </table:table-cell>
          <table:table-cell table:style-name="ce5" table:formula="of:=IF(EXACT([.F22]; &quot;BUY&quot;); [.J22]; 0)*(1/[.G22])" office:value-type="float" office:value="0" calcext:value-type="float">
            <text:p>0</text:p>
          </table:table-cell>
          <table:table-cell table:style-name="ce5" table:formula="of:=IF(EXACT([.F22]; &quot;SELL&quot;); [.J22]; 0)*[.G22]" office:value-type="float" office:value="5079.2378296" calcext:value-type="float">
            <text:p>5079.2378296</text:p>
          </table:table-cell>
          <table:table-cell table:style-name="ce5" table:number-columns-repeated="3"/>
          <table:table-cell table:style-name="ce5" table:formula="of:=IF(EXACT([.F22]; &quot;SELL&quot;); [.O22]-[.D22]*[.$Q$3]; 0)" office:value-type="float" office:value="684.720639612835" calcext:value-type="float">
            <text:p>684.720639612835</text:p>
          </table:table-cell>
          <table:table-cell table:style-name="ce5" table:number-columns-repeated="1005"/>
        </table:table-row>
        <table:table-row table:style-name="ro1">
          <table:table-cell table:style-name="ce3" office:value-type="string" calcext:value-type="string">
            <text:p>2021-03-06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NYSE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73.25" calcext:value-type="float">
            <text:p>73.25</text:p>
          </table:table-cell>
          <table:table-cell table:style-name="ce5" office:value-type="string" calcext:value-type="string">
            <text:p>SELL</text:p>
          </table:table-cell>
          <table:table-cell table:style-name="ce5" office:value-type="float" office:value="1.39469" calcext:value-type="float">
            <text:p>1.39469</text:p>
          </table:table-cell>
          <table:table-cell table:style-name="ce5" office:value-type="float" office:value="15.6625" calcext:value-type="float">
            <text:p>15.6625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3646.84" calcext:value-type="float">
            <text:p>3646.84</text:p>
          </table:table-cell>
          <table:table-cell table:style-name="ce5"/>
          <table:table-cell table:style-name="ce5" table:formula="of:=[.L22] + IF(EXACT([.F23]; &quot;BUY&quot;); +[.D23]; -[.D23])" office:value-type="float" office:value="0" calcext:value-type="float">
            <text:p>0</text:p>
          </table:table-cell>
          <table:table-cell table:style-name="ce5" table:formula="of:=IF(EXACT([.F23]; &quot;BUY&quot;); [.D23]; 0)" office:value-type="float" office:value="0" calcext:value-type="float">
            <text:p>0</text:p>
          </table:table-cell>
          <table:table-cell table:style-name="ce5" table:formula="of:=IF(EXACT([.F23]; &quot;BUY&quot;); [.J23]; 0)*(1/[.G23])" office:value-type="float" office:value="0" calcext:value-type="float">
            <text:p>0</text:p>
          </table:table-cell>
          <table:table-cell table:style-name="ce5" table:formula="of:=IF(EXACT([.F23]; &quot;SELL&quot;); [.J23]; 0)*[.G23]" office:value-type="float" office:value="5086.2112796" calcext:value-type="float">
            <text:p>5086.2112796</text:p>
          </table:table-cell>
          <table:table-cell table:style-name="ce5" table:number-columns-repeated="3"/>
          <table:table-cell table:style-name="ce5" table:formula="of:=IF(EXACT([.F23]; &quot;SELL&quot;); [.O23]-[.D23]*[.$Q$3]; 0)" office:value-type="float" office:value="691.694089612835" calcext:value-type="float">
            <text:p>691.694089612835</text:p>
          </table:table-cell>
          <table:table-cell table:style-name="ce5" table:number-columns-repeated="1005"/>
        </table:table-row>
        <table:table-row table:style-name="ro1">
          <table:table-cell table:style-name="ce3" office:value-type="string" calcext:value-type="string">
            <text:p>2021-03-10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NYSE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2.1" calcext:value-type="float">
            <text:p>72.1</text:p>
          </table:table-cell>
          <table:table-cell table:style-name="ce5" office:value-type="string" calcext:value-type="string">
            <text:p>BUY</text:p>
          </table:table-cell>
          <table:table-cell table:style-name="ce5" office:value-type="float" office:value="0.717791" calcext:value-type="float">
            <text:p>0.717791</text:p>
          </table:table-cell>
          <table:table-cell table:style-name="ce5" office:value-type="float" office:value="15.4041" calcext:value-type="float">
            <text:p>15.4041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3404.1" calcext:value-type="float">
            <text:p>3404.1</text:p>
          </table:table-cell>
          <table:table-cell table:style-name="ce5"/>
          <table:table-cell table:style-name="ce5" table:formula="of:=[.L23] + IF(EXACT([.F24]; &quot;BUY&quot;); +[.D24]; -[.D24])" office:value-type="float" office:value="47" calcext:value-type="float">
            <text:p>47</text:p>
          </table:table-cell>
          <table:table-cell table:style-name="ce5" table:formula="of:=IF(EXACT([.F24]; &quot;BUY&quot;); [.D24]; 0)" office:value-type="float" office:value="47" calcext:value-type="float">
            <text:p>47</text:p>
          </table:table-cell>
          <table:table-cell table:style-name="ce5" table:formula="of:=IF(EXACT([.F24]; &quot;BUY&quot;); [.J24]; 0)*(1/[.G24])" office:value-type="float" office:value="4742.4668183357" calcext:value-type="float">
            <text:p>4742.4668183357</text:p>
          </table:table-cell>
          <table:table-cell table:style-name="ce5" table:formula="of:=IF(EXACT([.F24]; &quot;SELL&quot;); [.J24]; 0)*[.G24]" office:value-type="float" office:value="0" calcext:value-type="float">
            <text:p>0</text:p>
          </table:table-cell>
          <table:table-cell table:style-name="ce5" table:number-columns-repeated="3"/>
          <table:table-cell table:style-name="ce5" table:formula="of:=IF(EXACT([.F24]; &quot;SELL&quot;); [.O24]-[.D24]*[.$Q$3]; 0)" office:value-type="float" office:value="0" calcext:value-type="float">
            <text:p>0</text:p>
          </table:table-cell>
          <table:table-cell table:style-name="ce5" table:number-columns-repeated="1005"/>
        </table:table-row>
        <table:table-row table:style-name="ro1">
          <table:table-cell table:style-name="ce3" office:value-type="string" calcext:value-type="string">
            <text:p>2021-03-17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NYSE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1.8" calcext:value-type="float">
            <text:p>71.8</text:p>
          </table:table-cell>
          <table:table-cell table:style-name="ce5" office:value-type="string" calcext:value-type="string">
            <text:p>BUY</text:p>
          </table:table-cell>
          <table:table-cell table:style-name="ce5" office:value-type="float" office:value="0.719245" calcext:value-type="float">
            <text:p>0.719245</text:p>
          </table:table-cell>
          <table:table-cell table:style-name="ce5" office:value-type="float" office:value="5.41206" calcext:value-type="float">
            <text:p>5.41206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1082.41" calcext:value-type="float">
            <text:p>1082.41</text:p>
          </table:table-cell>
          <table:table-cell table:style-name="ce5"/>
          <table:table-cell table:style-name="ce5" table:formula="of:=[.L24] + IF(EXACT([.F25]; &quot;BUY&quot;); +[.D25]; -[.D25])" office:value-type="float" office:value="62" calcext:value-type="float">
            <text:p>62</text:p>
          </table:table-cell>
          <table:table-cell table:style-name="ce5" table:formula="of:=IF(EXACT([.F25]; &quot;BUY&quot;); [.D25]; 0)" office:value-type="float" office:value="15" calcext:value-type="float">
            <text:p>15</text:p>
          </table:table-cell>
          <table:table-cell table:style-name="ce5" table:formula="of:=IF(EXACT([.F25]; &quot;BUY&quot;); [.J25]; 0)*(1/[.G25])" office:value-type="float" office:value="1504.92530361699" calcext:value-type="float">
            <text:p>1504.92530361699</text:p>
          </table:table-cell>
          <table:table-cell table:style-name="ce5" table:formula="of:=IF(EXACT([.F25]; &quot;SELL&quot;); [.J25]; 0)*[.G25]" office:value-type="float" office:value="0" calcext:value-type="float">
            <text:p>0</text:p>
          </table:table-cell>
          <table:table-cell table:style-name="ce5" table:number-columns-repeated="3"/>
          <table:table-cell table:style-name="ce5" table:formula="of:=IF(EXACT([.F25]; &quot;SELL&quot;); [.O25]-[.D25]*[.$Q$3]; 0)" office:value-type="float" office:value="0" calcext:value-type="float">
            <text:p>0</text:p>
          </table:table-cell>
          <table:table-cell table:style-name="ce5" table:number-columns-repeated="1005"/>
        </table:table-row>
        <table:table-row table:style-name="ro1">
          <table:table-cell table:style-name="ce3" office:value-type="string" calcext:value-type="string">
            <text:p>2021-03-30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NYSE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8.87" calcext:value-type="float">
            <text:p>68.87</text:p>
          </table:table-cell>
          <table:table-cell table:style-name="ce5" office:value-type="string" calcext:value-type="string">
            <text:p>SELL</text:p>
          </table:table-cell>
          <table:table-cell table:style-name="ce5" office:value-type="float" office:value="1.427482" calcext:value-type="float">
            <text:p>1.427482</text:p>
          </table:table-cell>
          <table:table-cell table:style-name="ce5" office:value-type="float" office:value="5.16525" calcext:value-type="float">
            <text:p>5.16525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1027.88" calcext:value-type="float">
            <text:p>1027.88</text:p>
          </table:table-cell>
          <table:table-cell table:style-name="ce5"/>
          <table:table-cell table:style-name="ce5" table:formula="of:=[.L25] + IF(EXACT([.F26]; &quot;BUY&quot;); +[.D26]; -[.D26])" office:value-type="float" office:value="47" calcext:value-type="float">
            <text:p>47</text:p>
          </table:table-cell>
          <table:table-cell table:style-name="ce5" table:formula="of:=IF(EXACT([.F26]; &quot;BUY&quot;); [.D26]; 0)" office:value-type="float" office:value="0" calcext:value-type="float">
            <text:p>0</text:p>
          </table:table-cell>
          <table:table-cell table:style-name="ce5" table:formula="of:=IF(EXACT([.F26]; &quot;BUY&quot;); [.J26]; 0)*(1/[.G26])" office:value-type="float" office:value="0" calcext:value-type="float">
            <text:p>0</text:p>
          </table:table-cell>
          <table:table-cell table:style-name="ce5" table:formula="of:=IF(EXACT([.F26]; &quot;SELL&quot;); [.J26]; 0)*[.G26]" office:value-type="float" office:value="1467.28019816" calcext:value-type="float">
            <text:p>1467.28019816</text:p>
          </table:table-cell>
          <table:table-cell table:style-name="ce5" table:number-columns-repeated="3"/>
          <table:table-cell table:style-name="ce5" table:formula="of:=IF(EXACT([.F26]; &quot;SELL&quot;); [.O26]-[.D26]*[.$Q$3]; 0)" office:value-type="float" office:value="148.925041163851" calcext:value-type="float">
            <text:p>148.925041163851</text:p>
          </table:table-cell>
          <table:table-cell table:style-name="ce5" table:number-columns-repeated="1005"/>
        </table:table-row>
        <table:table-row table:style-name="ro1">
          <table:table-cell office:value-type="string" calcext:value-type="string">
            <text:p>2020-08-26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12.61957554" calcext:value-type="float">
            <text:p>12.61957554</text:p>
          </table:table-cell>
          <table:table-cell office:value-type="float" office:value="315.7" calcext:value-type="float">
            <text:p>315.7</text:p>
          </table:table-cell>
          <table:table-cell office:value-type="string" calcext:value-type="string">
            <text:p>BUY</text:p>
          </table:table-cell>
          <table:table-cell office:value-type="float" office:value="0.652573" calcext:value-type="float">
            <text:p>0.6525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D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[.D27]" office:value-type="float" office:value="12.61957554" calcext:value-type="float">
            <text:p>12.61957554</text:p>
          </table:table-cell>
          <table:table-cell table:formula="of:=IF(EXACT([.F27]; &quot;BUY&quot;); [.D27]; 0)" office:value-type="float" office:value="12.61957554" calcext:value-type="float">
            <text:p>12.61957554</text:p>
          </table:table-cell>
          <table:table-cell table:formula="of:=IF(EXACT([.F27]; &quot;BUY&quot;); [.J27]; 0)*(1/[.G27])" office:value-type="float" office:value="6129.5824375204" calcext:value-type="float">
            <text:p>6129.5824375204</text:p>
          </table:table-cell>
          <table:table-cell table:formula="of:=IF(EXACT([.F27]; &quot;SELL&quot;); [.J27]; 0)*[.G27]" office:value-type="float" office:value="0" calcext:value-type="float">
            <text:p>0</text:p>
          </table:table-cell>
          <table:table-cell table:number-columns-repeated="3"/>
          <table:table-cell table:formula="of:=IF(EXACT([.F27]; &quot;SELL&quot;); [.O27]-[.D27]*[.$Q$4]; 0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0-08-29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15.31016683" calcext:value-type="float">
            <text:p>15.31016683</text:p>
          </table:table-cell>
          <table:table-cell office:value-type="float" office:value="325.47" calcext:value-type="float">
            <text:p>325.47</text:p>
          </table:table-cell>
          <table:table-cell office:value-type="string" calcext:value-type="string">
            <text:p>BUY</text:p>
          </table:table-cell>
          <table:table-cell office:value-type="float" office:value="0.663834" calcext:value-type="float">
            <text:p>0.6638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D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[.L27] + IF(EXACT([.F28]; &quot;BUY&quot;); +[.D28]; -[.D28])" office:value-type="float" office:value="27.92974237" calcext:value-type="float">
            <text:p>27.92974237</text:p>
          </table:table-cell>
          <table:table-cell table:formula="of:=IF(EXACT([.F28]; &quot;BUY&quot;); [.D28]; 0)" office:value-type="float" office:value="15.31016683" calcext:value-type="float">
            <text:p>15.31016683</text:p>
          </table:table-cell>
          <table:table-cell table:formula="of:=IF(EXACT([.F28]; &quot;BUY&quot;); [.J28]; 0)*(1/[.G28])" office:value-type="float" office:value="7532.00348279841" calcext:value-type="float">
            <text:p>7532.00348279841</text:p>
          </table:table-cell>
          <table:table-cell table:formula="of:=IF(EXACT([.F28]; &quot;SELL&quot;); [.J28]; 0)*[.G28]" office:value-type="float" office:value="0" calcext:value-type="float">
            <text:p>0</text:p>
          </table:table-cell>
          <table:table-cell table:number-columns-repeated="3"/>
          <table:table-cell table:formula="of:=IF(EXACT([.F28]; &quot;SELL&quot;); [.O28]-[.D28]*[.$Q$4]; 0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0-10-22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27.92974237" calcext:value-type="float">
            <text:p>27.92974237</text:p>
          </table:table-cell>
          <table:table-cell office:value-type="float" office:value="320.88" calcext:value-type="float">
            <text:p>320.88</text:p>
          </table:table-cell>
          <table:table-cell office:value-type="string" calcext:value-type="string">
            <text:p>SELL</text:p>
          </table:table-cell>
          <table:table-cell office:value-type="float" office:value="1.502711" calcext:value-type="float">
            <text:p>1.502711</text:p>
          </table:table-cell>
          <table:table-cell office:value-type="float" office:value="20.9621" calcext:value-type="float">
            <text:p>20.9621</text:p>
          </table:table-cell>
          <table:table-cell office:value-type="string" calcext:value-type="string">
            <text:p>USD</text:p>
          </table:table-cell>
          <table:table-cell office:value-type="float" office:value="8941.14" calcext:value-type="float">
            <text:p>8941.14</text:p>
          </table:table-cell>
          <table:table-cell/>
          <table:table-cell table:formula="of:=[.L28] + IF(EXACT([.F29]; &quot;BUY&quot;); +[.D29]; -[.D29])" office:value-type="float" office:value="0" calcext:value-type="float">
            <text:p>0</text:p>
          </table:table-cell>
          <table:table-cell table:formula="of:=IF(EXACT([.F29]; &quot;BUY&quot;); [.D29]; 0)" office:value-type="float" office:value="0" calcext:value-type="float">
            <text:p>0</text:p>
          </table:table-cell>
          <table:table-cell table:formula="of:=IF(EXACT([.F29]; &quot;BUY&quot;); [.J29]; 0)*(1/[.G29])" office:value-type="float" office:value="0" calcext:value-type="float">
            <text:p>0</text:p>
          </table:table-cell>
          <table:table-cell table:formula="of:=IF(EXACT([.F29]; &quot;SELL&quot;); [.J29]; 0)*[.G29]" office:value-type="float" office:value="13435.94943054" calcext:value-type="float">
            <text:p>13435.94943054</text:p>
          </table:table-cell>
          <table:table-cell/>
          <table:table-cell table:formula="of:=SUM([.D16:.D26])" office:value-type="float" office:value="517" calcext:value-type="float">
            <text:p>517</text:p>
          </table:table-cell>
          <table:table-cell/>
          <table:table-cell table:formula="of:=IF(EXACT([.F29]; &quot;SELL&quot;); [.O29]-[.D29]*[.$Q$4]; 0)" office:value-type="float" office:value="-657.673455662061" calcext:value-type="float">
            <text:p>-657.67345566206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1-01-08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0.29473019" calcext:value-type="float">
            <text:p>0.29473019</text:p>
          </table:table-cell>
          <table:table-cell office:value-type="float" office:value="348.59" calcext:value-type="float">
            <text:p>348.59</text:p>
          </table:table-cell>
          <table:table-cell office:value-type="string" calcext:value-type="string">
            <text:p>BUY</text:p>
          </table:table-cell>
          <table:table-cell office:value-type="float" office:value="0.725308" calcext:value-type="float">
            <text:p>0.725308</text:p>
          </table:table-cell>
          <table:table-cell office:value-type="float" office:value="0.10284" calcext:value-type="float">
            <text:p>0.10284</text:p>
          </table:table-cell>
          <table:table-cell office:value-type="string" calcext:value-type="string">
            <text:p>USD</text:p>
          </table:table-cell>
          <table:table-cell office:value-type="float" office:value="102.84" calcext:value-type="float">
            <text:p>102.84</text:p>
          </table:table-cell>
          <table:table-cell/>
          <table:table-cell table:formula="of:=[.L29] + IF(EXACT([.F30]; &quot;BUY&quot;); +[.D30]; -[.D30])" office:value-type="float" office:value="0.29473019" calcext:value-type="float">
            <text:p>0.29473019</text:p>
          </table:table-cell>
          <table:table-cell table:formula="of:=IF(EXACT([.F30]; &quot;BUY&quot;); [.D30]; 0)" office:value-type="float" office:value="0.29473019" calcext:value-type="float">
            <text:p>0.29473019</text:p>
          </table:table-cell>
          <table:table-cell table:formula="of:=IF(EXACT([.F30]; &quot;BUY&quot;); [.J30]; 0)*(1/[.G30])" office:value-type="float" office:value="141.788040391117" calcext:value-type="float">
            <text:p>141.788040391117</text:p>
          </table:table-cell>
          <table:table-cell table:formula="of:=IF(EXACT([.F30]; &quot;SELL&quot;); [.J30]; 0)*[.G30]" office:value-type="float" office:value="0" calcext:value-type="float">
            <text:p>0</text:p>
          </table:table-cell>
          <table:table-cell table:number-columns-repeated="3"/>
          <table:table-cell table:formula="of:=IF(EXACT([.F30]; &quot;SELL&quot;); [.O30]-[.D30]*[.$Q$4]; 0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1-01-08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14" calcext:value-type="float">
            <text:p>14</text:p>
          </table:table-cell>
          <table:table-cell office:value-type="float" office:value="348.59" calcext:value-type="float">
            <text:p>348.59</text:p>
          </table:table-cell>
          <table:table-cell office:value-type="string" calcext:value-type="string">
            <text:p>BUY</text:p>
          </table:table-cell>
          <table:table-cell office:value-type="float" office:value="0.725308" calcext:value-type="float">
            <text:p>0.725308</text:p>
          </table:table-cell>
          <table:table-cell office:value-type="float" office:value="16.89716" calcext:value-type="float">
            <text:p>16.89716</text:p>
          </table:table-cell>
          <table:table-cell office:value-type="string" calcext:value-type="string">
            <text:p>USD</text:p>
          </table:table-cell>
          <table:table-cell office:value-type="float" office:value="4897.16" calcext:value-type="float">
            <text:p>4897.16</text:p>
          </table:table-cell>
          <table:table-cell/>
          <table:table-cell table:formula="of:=[.L30] + IF(EXACT([.F31]; &quot;BUY&quot;); +[.D31]; -[.D31])" office:value-type="float" office:value="14.29473019" calcext:value-type="float">
            <text:p>14.29473019</text:p>
          </table:table-cell>
          <table:table-cell table:formula="of:=IF(EXACT([.F31]; &quot;BUY&quot;); [.D31]; 0)" office:value-type="float" office:value="14" calcext:value-type="float">
            <text:p>14</text:p>
          </table:table-cell>
          <table:table-cell table:formula="of:=IF(EXACT([.F31]; &quot;BUY&quot;); [.J31]; 0)*(1/[.G31])" office:value-type="float" office:value="6751.83508247531" calcext:value-type="float">
            <text:p>6751.83508247531</text:p>
          </table:table-cell>
          <table:table-cell table:formula="of:=IF(EXACT([.F31]; &quot;SELL&quot;); [.J31]; 0)*[.G31]" office:value-type="float" office:value="0" calcext:value-type="float">
            <text:p>0</text:p>
          </table:table-cell>
          <table:table-cell table:number-columns-repeated="3"/>
          <table:table-cell table:formula="of:=IF(EXACT([.F31]; &quot;SELL&quot;); [.O31]-[.D31]*[.$Q$4]; 0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1-01-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0.19473019" calcext:value-type="float">
            <text:p>0.19473019</text:p>
          </table:table-cell>
          <table:table-cell office:value-type="float" office:value="352.128" calcext:value-type="float">
            <text:p>352.128</text:p>
          </table:table-cell>
          <table:table-cell office:value-type="string" calcext:value-type="string">
            <text:p>SELL</text:p>
          </table:table-cell>
          <table:table-cell office:value-type="float" office:value="1.404713" calcext:value-type="float">
            <text:p>1.404713</text:p>
          </table:table-cell>
          <table:table-cell office:value-type="float" office:value="0.34285" calcext:value-type="float">
            <text:p>0.34285</text:p>
          </table:table-cell>
          <table:table-cell office:value-type="string" calcext:value-type="string">
            <text:p>USD</text:p>
          </table:table-cell>
          <table:table-cell office:value-type="float" office:value="68.23" calcext:value-type="float">
            <text:p>68.23</text:p>
          </table:table-cell>
          <table:table-cell/>
          <table:table-cell table:formula="of:=[.L31] + IF(EXACT([.F32]; &quot;BUY&quot;); +[.D32]; -[.D32])" office:value-type="float" office:value="14.1" calcext:value-type="float">
            <text:p>14.1</text:p>
          </table:table-cell>
          <table:table-cell table:formula="of:=IF(EXACT([.F32]; &quot;BUY&quot;); [.D32]; 0)" office:value-type="float" office:value="0" calcext:value-type="float">
            <text:p>0</text:p>
          </table:table-cell>
          <table:table-cell table:formula="of:=IF(EXACT([.F32]; &quot;BUY&quot;); [.J32]; 0)*(1/[.G32])" office:value-type="float" office:value="0" calcext:value-type="float">
            <text:p>0</text:p>
          </table:table-cell>
          <table:table-cell table:formula="of:=IF(EXACT([.F32]; &quot;SELL&quot;); [.J32]; 0)*[.G32]" office:value-type="float" office:value="95.84356799" calcext:value-type="float">
            <text:p>95.84356799</text:p>
          </table:table-cell>
          <table:table-cell table:number-columns-repeated="3"/>
          <table:table-cell table:formula="of:=IF(EXACT([.F32]; &quot;SELL&quot;); [.O32]-[.D32]*[.$Q$4]; 0)" office:value-type="float" office:value="-2.41920243091009" calcext:value-type="float">
            <text:p>-2.4192024309100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1-01-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8" calcext:value-type="float">
            <text:p>8</text:p>
          </table:table-cell>
          <table:table-cell office:value-type="float" office:value="352.14" calcext:value-type="float">
            <text:p>352.14</text:p>
          </table:table-cell>
          <table:table-cell office:value-type="string" calcext:value-type="string">
            <text:p>SELL</text:p>
          </table:table-cell>
          <table:table-cell office:value-type="float" office:value="1.404713" calcext:value-type="float">
            <text:p>1.404713</text:p>
          </table:table-cell>
          <table:table-cell office:value-type="float" office:value="14.0856" calcext:value-type="float">
            <text:p>14.0856</text:p>
          </table:table-cell>
          <table:table-cell office:value-type="string" calcext:value-type="string">
            <text:p>USD</text:p>
          </table:table-cell>
          <table:table-cell office:value-type="float" office:value="2803.03" calcext:value-type="float">
            <text:p>2803.03</text:p>
          </table:table-cell>
          <table:table-cell/>
          <table:table-cell table:formula="of:=[.L32] + IF(EXACT([.F33]; &quot;BUY&quot;); +[.D33]; -[.D33])" office:value-type="float" office:value="6.1" calcext:value-type="float">
            <text:p>6.1</text:p>
          </table:table-cell>
          <table:table-cell table:formula="of:=IF(EXACT([.F33]; &quot;BUY&quot;); [.D33]; 0)" office:value-type="float" office:value="0" calcext:value-type="float">
            <text:p>0</text:p>
          </table:table-cell>
          <table:table-cell table:formula="of:=IF(EXACT([.F33]; &quot;BUY&quot;); [.J33]; 0)*(1/[.G33])" office:value-type="float" office:value="0" calcext:value-type="float">
            <text:p>0</text:p>
          </table:table-cell>
          <table:table-cell table:formula="of:=IF(EXACT([.F33]; &quot;SELL&quot;); [.J33]; 0)*[.G33]" office:value-type="float" office:value="3937.45268039" calcext:value-type="float">
            <text:p>3937.45268039</text:p>
          </table:table-cell>
          <table:table-cell table:number-columns-repeated="3"/>
          <table:table-cell table:formula="of:=IF(EXACT([.F33]; &quot;SELL&quot;); [.O33]-[.D33]*[.$Q$4]; 0)" office:value-type="float" office:value="-99.4260561186052" calcext:value-type="float">
            <text:p>-99.42605611860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1-01-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6" calcext:value-type="float">
            <text:p>6</text:p>
          </table:table-cell>
          <table:table-cell office:value-type="float" office:value="351.6" calcext:value-type="float">
            <text:p>351.6</text:p>
          </table:table-cell>
          <table:table-cell office:value-type="string" calcext:value-type="string">
            <text:p>SELL</text:p>
          </table:table-cell>
          <table:table-cell office:value-type="float" office:value="1.404713" calcext:value-type="float">
            <text:p>1.404713</text:p>
          </table:table-cell>
          <table:table-cell office:value-type="float" office:value="10.548" calcext:value-type="float">
            <text:p>10.548</text:p>
          </table:table-cell>
          <table:table-cell office:value-type="string" calcext:value-type="string">
            <text:p>USD</text:p>
          </table:table-cell>
          <table:table-cell office:value-type="float" office:value="2099.05" calcext:value-type="float">
            <text:p>2099.05</text:p>
          </table:table-cell>
          <table:table-cell/>
          <table:table-cell table:formula="of:=[.L33] + IF(EXACT([.F34]; &quot;BUY&quot;); +[.D34]; -[.D34])" office:value-type="float" office:value="0.0999999999999996" calcext:value-type="float">
            <text:p>0.1</text:p>
          </table:table-cell>
          <table:table-cell table:formula="of:=IF(EXACT([.F34]; &quot;BUY&quot;); [.D34]; 0)" office:value-type="float" office:value="0" calcext:value-type="float">
            <text:p>0</text:p>
          </table:table-cell>
          <table:table-cell table:formula="of:=IF(EXACT([.F34]; &quot;BUY&quot;); [.J34]; 0)*(1/[.G34])" office:value-type="float" office:value="0" calcext:value-type="float">
            <text:p>0</text:p>
          </table:table-cell>
          <table:table-cell table:formula="of:=IF(EXACT([.F34]; &quot;SELL&quot;); [.J34]; 0)*[.G34]" office:value-type="float" office:value="2948.56282265" calcext:value-type="float">
            <text:p>2948.56282265</text:p>
          </table:table-cell>
          <table:table-cell table:number-columns-repeated="3"/>
          <table:table-cell table:formula="of:=IF(EXACT([.F34]; &quot;SELL&quot;); [.O34]-[.D34]*[.$Q$4]; 0)" office:value-type="float" office:value="-79.0962297314541" calcext:value-type="float">
            <text:p>-79.09622973145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1-01-29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0.1" calcext:value-type="float">
            <text:p>0.1</text:p>
          </table:table-cell>
          <table:table-cell office:value-type="float" office:value="364.3" calcext:value-type="float">
            <text:p>364.3</text:p>
          </table:table-cell>
          <table:table-cell office:value-type="string" calcext:value-type="string">
            <text:p>SELL</text:p>
          </table:table-cell>
          <table:table-cell office:value-type="float" office:value="1.393985" calcext:value-type="float">
            <text:p>1.393985</text:p>
          </table:table-cell>
          <table:table-cell office:value-type="float" office:value="0.18215" calcext:value-type="float">
            <text:p>0.18215</text:p>
          </table:table-cell>
          <table:table-cell office:value-type="string" calcext:value-type="string">
            <text:p>USD</text:p>
          </table:table-cell>
          <table:table-cell office:value-type="float" office:value="36.25" calcext:value-type="float">
            <text:p>36.25</text:p>
          </table:table-cell>
          <table:table-cell/>
          <table:table-cell table:formula="of:=[.L34] + IF(EXACT([.F35]; &quot;BUY&quot;); +[.D35]; -[.D35])" office:value-type="float" office:value="-3.60822483003176E-016" calcext:value-type="float">
            <text:p>-3.60822483003176E-16</text:p>
          </table:table-cell>
          <table:table-cell table:formula="of:=IF(EXACT([.F35]; &quot;BUY&quot;); [.D35]; 0)" office:value-type="float" office:value="0" calcext:value-type="float">
            <text:p>0</text:p>
          </table:table-cell>
          <table:table-cell table:formula="of:=IF(EXACT([.F35]; &quot;BUY&quot;); [.J35]; 0)*(1/[.G35])" office:value-type="float" office:value="0" calcext:value-type="float">
            <text:p>0</text:p>
          </table:table-cell>
          <table:table-cell table:formula="of:=IF(EXACT([.F35]; &quot;SELL&quot;); [.J35]; 0)*[.G35]" office:value-type="float" office:value="50.53195625" calcext:value-type="float">
            <text:p>50.53195625</text:p>
          </table:table-cell>
          <table:table-cell table:number-columns-repeated="3"/>
          <table:table-cell table:formula="of:=IF(EXACT([.F35]; &quot;SELL&quot;); [.O35]-[.D35]*[.$Q$4]; 0)" office:value-type="float" office:value="0.0709720436424206" calcext:value-type="float">
            <text:p>0.0709720436424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1-02-04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1" calcext:value-type="float">
            <text:p>1</text:p>
          </table:table-cell>
          <table:table-cell office:value-type="float" office:value="366.7" calcext:value-type="float">
            <text:p>366.7</text:p>
          </table:table-cell>
          <table:table-cell office:value-type="string" calcext:value-type="string">
            <text:p>BUY</text:p>
          </table:table-cell>
          <table:table-cell office:value-type="float" office:value="0.720539" calcext:value-type="float">
            <text:p>0.720539</text:p>
          </table:table-cell>
          <table:table-cell office:value-type="float" office:value="0.36707" calcext:value-type="float">
            <text:p>0.36707</text:p>
          </table:table-cell>
          <table:table-cell office:value-type="string" calcext:value-type="string">
            <text:p>USD</text:p>
          </table:table-cell>
          <table:table-cell office:value-type="float" office:value="367.07" calcext:value-type="float">
            <text:p>367.07</text:p>
          </table:table-cell>
          <table:table-cell/>
          <table:table-cell table:formula="of:=[.L35] + IF(EXACT([.F36]; &quot;BUY&quot;); +[.D36]; -[.D36])" office:value-type="float" office:value="1" calcext:value-type="float">
            <text:p>1</text:p>
          </table:table-cell>
          <table:table-cell table:formula="of:=IF(EXACT([.F36]; &quot;BUY&quot;); [.D36]; 0)" office:value-type="float" office:value="1" calcext:value-type="float">
            <text:p>1</text:p>
          </table:table-cell>
          <table:table-cell table:formula="of:=IF(EXACT([.F36]; &quot;BUY&quot;); [.J36]; 0)*(1/[.G36])" office:value-type="float" office:value="509.438073442243" calcext:value-type="float">
            <text:p>509.438073442243</text:p>
          </table:table-cell>
          <table:table-cell table:formula="of:=IF(EXACT([.F36]; &quot;SELL&quot;); [.J36]; 0)*[.G36]" office:value-type="float" office:value="0" calcext:value-type="float">
            <text:p>0</text:p>
          </table:table-cell>
          <table:table-cell table:number-columns-repeated="3"/>
          <table:table-cell table:formula="of:=IF(EXACT([.F36]; &quot;SELL&quot;); [.O36]-[.D36]*[.$Q$4]; 0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1-02-04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135" calcext:value-type="float">
            <text:p>135</text:p>
          </table:table-cell>
          <table:table-cell office:value-type="float" office:value="367.12" calcext:value-type="float">
            <text:p>367.12</text:p>
          </table:table-cell>
          <table:table-cell office:value-type="string" calcext:value-type="string">
            <text:p>BUY</text:p>
          </table:table-cell>
          <table:table-cell office:value-type="float" office:value="0.720539" calcext:value-type="float">
            <text:p>0.720539</text:p>
          </table:table-cell>
          <table:table-cell office:value-type="float" office:value="61.62282" calcext:value-type="float">
            <text:p>61.62282</text:p>
          </table:table-cell>
          <table:table-cell office:value-type="string" calcext:value-type="string">
            <text:p>USD</text:p>
          </table:table-cell>
          <table:table-cell office:value-type="float" office:value="49622.82" calcext:value-type="float">
            <text:p>49622.82</text:p>
          </table:table-cell>
          <table:table-cell/>
          <table:table-cell table:formula="of:=[.L36] + IF(EXACT([.F37]; &quot;BUY&quot;); +[.D37]; -[.D37])" office:value-type="float" office:value="136" calcext:value-type="float">
            <text:p>136</text:p>
          </table:table-cell>
          <table:table-cell table:formula="of:=IF(EXACT([.F37]; &quot;BUY&quot;); [.D37]; 0)" office:value-type="float" office:value="135" calcext:value-type="float">
            <text:p>135</text:p>
          </table:table-cell>
          <table:table-cell table:formula="of:=IF(EXACT([.F37]; &quot;BUY&quot;); [.J37]; 0)*(1/[.G37])" office:value-type="float" office:value="68869.0272143493" calcext:value-type="float">
            <text:p>68869.0272143493</text:p>
          </table:table-cell>
          <table:table-cell table:formula="of:=IF(EXACT([.F37]; &quot;SELL&quot;); [.J37]; 0)*[.G37]" office:value-type="float" office:value="0" calcext:value-type="float">
            <text:p>0</text:p>
          </table:table-cell>
          <table:table-cell table:number-columns-repeated="3"/>
          <table:table-cell table:formula="of:=IF(EXACT([.F37]; &quot;SELL&quot;); [.O37]-[.D37]*[.$Q$4]; 0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1-02-04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0.02751144" calcext:value-type="float">
            <text:p>0.02751144</text:p>
          </table:table-cell>
          <table:table-cell office:value-type="float" office:value="367.12" calcext:value-type="float">
            <text:p>367.12</text:p>
          </table:table-cell>
          <table:table-cell office:value-type="string" calcext:value-type="string">
            <text:p>BUY</text:p>
          </table:table-cell>
          <table:table-cell office:value-type="float" office:value="0.720539" calcext:value-type="float">
            <text:p>0.720539</text:p>
          </table:table-cell>
          <table:table-cell office:value-type="float" office:value="0.01011" calcext:value-type="float">
            <text:p>0.01011</text:p>
          </table:table-cell>
          <table:table-cell office:value-type="string" calcext:value-type="string">
            <text:p>USD</text:p>
          </table:table-cell>
          <table:table-cell office:value-type="float" office:value="10.11" calcext:value-type="float">
            <text:p>10.11</text:p>
          </table:table-cell>
          <table:table-cell/>
          <table:table-cell table:formula="of:=[.L37] + IF(EXACT([.F38]; &quot;BUY&quot;); +[.D38]; -[.D38])" office:value-type="float" office:value="136.02751144" calcext:value-type="float">
            <text:p>136.02751144</text:p>
          </table:table-cell>
          <table:table-cell table:formula="of:=IF(EXACT([.F38]; &quot;BUY&quot;); [.D38]; 0)" office:value-type="float" office:value="0.02751144" calcext:value-type="float">
            <text:p>0.02751144</text:p>
          </table:table-cell>
          <table:table-cell table:formula="of:=IF(EXACT([.F38]; &quot;BUY&quot;); [.J38]; 0)*(1/[.G38])" office:value-type="float" office:value="14.031162782306" calcext:value-type="float">
            <text:p>14.031162782306</text:p>
          </table:table-cell>
          <table:table-cell table:formula="of:=IF(EXACT([.F38]; &quot;SELL&quot;); [.J38]; 0)*[.G38]" office:value-type="float" office:value="0" calcext:value-type="float">
            <text:p>0</text:p>
          </table:table-cell>
          <table:table-cell table:number-columns-repeated="3"/>
          <table:table-cell table:formula="of:=IF(EXACT([.F38]; &quot;SELL&quot;); [.O38]-[.D38]*[.$Q$4]; 0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1-02-09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20" calcext:value-type="float">
            <text:p>20</text:p>
          </table:table-cell>
          <table:table-cell office:value-type="float" office:value="373.59" calcext:value-type="float">
            <text:p>373.59</text:p>
          </table:table-cell>
          <table:table-cell office:value-type="string" calcext:value-type="string">
            <text:p>SELL</text:p>
          </table:table-cell>
          <table:table-cell office:value-type="float" office:value="1.384591" calcext:value-type="float">
            <text:p>1.384591</text:p>
          </table:table-cell>
          <table:table-cell office:value-type="float" office:value="19.4718" calcext:value-type="float">
            <text:p>19.4718</text:p>
          </table:table-cell>
          <table:table-cell office:value-type="string" calcext:value-type="string">
            <text:p>USD</text:p>
          </table:table-cell>
          <table:table-cell office:value-type="float" office:value="7452.33" calcext:value-type="float">
            <text:p>7452.33</text:p>
          </table:table-cell>
          <table:table-cell/>
          <table:table-cell table:formula="of:=[.L38] + IF(EXACT([.F39]; &quot;BUY&quot;); +[.D39]; -[.D39])" office:value-type="float" office:value="116.02751144" calcext:value-type="float">
            <text:p>116.02751144</text:p>
          </table:table-cell>
          <table:table-cell table:formula="of:=IF(EXACT([.F39]; &quot;BUY&quot;); [.D39]; 0)" office:value-type="float" office:value="0" calcext:value-type="float">
            <text:p>0</text:p>
          </table:table-cell>
          <table:table-cell table:formula="of:=IF(EXACT([.F39]; &quot;BUY&quot;); [.J39]; 0)*(1/[.G39])" office:value-type="float" office:value="0" calcext:value-type="float">
            <text:p>0</text:p>
          </table:table-cell>
          <table:table-cell table:formula="of:=IF(EXACT([.F39]; &quot;SELL&quot;); [.J39]; 0)*[.G39]" office:value-type="float" office:value="10318.42904703" calcext:value-type="float">
            <text:p>10318.42904703</text:p>
          </table:table-cell>
          <table:table-cell table:number-columns-repeated="3"/>
          <table:table-cell table:formula="of:=IF(EXACT([.F39]; &quot;SELL&quot;); [.O39]-[.D39]*[.$Q$4]; 0)" office:value-type="float" office:value="226.232205758484" calcext:value-type="float">
            <text:p>226.2322057584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1-02-09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20" calcext:value-type="float">
            <text:p>20</text:p>
          </table:table-cell>
          <table:table-cell office:value-type="float" office:value="373.98" calcext:value-type="float">
            <text:p>373.98</text:p>
          </table:table-cell>
          <table:table-cell office:value-type="string" calcext:value-type="string">
            <text:p>SELL</text:p>
          </table:table-cell>
          <table:table-cell office:value-type="float" office:value="1.384591" calcext:value-type="float">
            <text:p>1.384591</text:p>
          </table:table-cell>
          <table:table-cell office:value-type="float" office:value="19.4796" calcext:value-type="float">
            <text:p>19.4796</text:p>
          </table:table-cell>
          <table:table-cell office:value-type="string" calcext:value-type="string">
            <text:p>USD</text:p>
          </table:table-cell>
          <table:table-cell office:value-type="float" office:value="7460.12" calcext:value-type="float">
            <text:p>7460.12</text:p>
          </table:table-cell>
          <table:table-cell/>
          <table:table-cell table:formula="of:=[.L39] + IF(EXACT([.F40]; &quot;BUY&quot;); +[.D40]; -[.D40])" office:value-type="float" office:value="96.02751144" calcext:value-type="float">
            <text:p>96.02751144</text:p>
          </table:table-cell>
          <table:table-cell table:formula="of:=IF(EXACT([.F40]; &quot;BUY&quot;); [.D40]; 0)" office:value-type="float" office:value="0" calcext:value-type="float">
            <text:p>0</text:p>
          </table:table-cell>
          <table:table-cell table:formula="of:=IF(EXACT([.F40]; &quot;BUY&quot;); [.J40]; 0)*(1/[.G40])" office:value-type="float" office:value="0" calcext:value-type="float">
            <text:p>0</text:p>
          </table:table-cell>
          <table:table-cell table:formula="of:=IF(EXACT([.F40]; &quot;SELL&quot;); [.J40]; 0)*[.G40]" office:value-type="float" office:value="10329.21501092" calcext:value-type="float">
            <text:p>10329.21501092</text:p>
          </table:table-cell>
          <table:table-cell table:number-columns-repeated="3"/>
          <table:table-cell table:formula="of:=IF(EXACT([.F40]; &quot;SELL&quot;); [.O40]-[.D40]*[.$Q$4]; 0)" office:value-type="float" office:value="237.018169648485" calcext:value-type="float">
            <text:p>237.0181696484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1-02-09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25" calcext:value-type="float">
            <text:p>25</text:p>
          </table:table-cell>
          <table:table-cell office:value-type="float" office:value="373.66" calcext:value-type="float">
            <text:p>373.66</text:p>
          </table:table-cell>
          <table:table-cell office:value-type="string" calcext:value-type="string">
            <text:p>SELL</text:p>
          </table:table-cell>
          <table:table-cell office:value-type="float" office:value="1.384591" calcext:value-type="float">
            <text:p>1.384591</text:p>
          </table:table-cell>
          <table:table-cell office:value-type="float" office:value="21.3415" calcext:value-type="float">
            <text:p>21.3415</text:p>
          </table:table-cell>
          <table:table-cell office:value-type="string" calcext:value-type="string">
            <text:p>USD</text:p>
          </table:table-cell>
          <table:table-cell office:value-type="float" office:value="9320.16" calcext:value-type="float">
            <text:p>9320.16</text:p>
          </table:table-cell>
          <table:table-cell/>
          <table:table-cell table:formula="of:=[.L40] + IF(EXACT([.F41]; &quot;BUY&quot;); +[.D41]; -[.D41])" office:value-type="float" office:value="71.02751144" calcext:value-type="float">
            <text:p>71.02751144</text:p>
          </table:table-cell>
          <table:table-cell table:formula="of:=IF(EXACT([.F41]; &quot;BUY&quot;); [.D41]; 0)" office:value-type="float" office:value="0" calcext:value-type="float">
            <text:p>0</text:p>
          </table:table-cell>
          <table:table-cell table:formula="of:=IF(EXACT([.F41]; &quot;BUY&quot;); [.J41]; 0)*(1/[.G41])" office:value-type="float" office:value="0" calcext:value-type="float">
            <text:p>0</text:p>
          </table:table-cell>
          <table:table-cell table:formula="of:=IF(EXACT([.F41]; &quot;SELL&quot;); [.J41]; 0)*[.G41]" office:value-type="float" office:value="12904.60965456" calcext:value-type="float">
            <text:p>12904.60965456</text:p>
          </table:table-cell>
          <table:table-cell table:number-columns-repeated="3"/>
          <table:table-cell table:formula="of:=IF(EXACT([.F41]; &quot;SELL&quot;); [.O41]-[.D41]*[.$Q$4]; 0)" office:value-type="float" office:value="289.363602970607" calcext:value-type="float">
            <text:p>289.36360297060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1-02-09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30" calcext:value-type="float">
            <text:p>30</text:p>
          </table:table-cell>
          <table:table-cell office:value-type="float" office:value="373.9" calcext:value-type="float">
            <text:p>373.9</text:p>
          </table:table-cell>
          <table:table-cell office:value-type="string" calcext:value-type="string">
            <text:p>SELL</text:p>
          </table:table-cell>
          <table:table-cell office:value-type="float" office:value="1.384591" calcext:value-type="float">
            <text:p>1.384591</text:p>
          </table:table-cell>
          <table:table-cell office:value-type="float" office:value="23.217" calcext:value-type="float">
            <text:p>23.217</text:p>
          </table:table-cell>
          <table:table-cell office:value-type="string" calcext:value-type="string">
            <text:p>USD</text:p>
          </table:table-cell>
          <table:table-cell office:value-type="float" office:value="11193.78" calcext:value-type="float">
            <text:p>11193.78</text:p>
          </table:table-cell>
          <table:table-cell/>
          <table:table-cell table:formula="of:=[.L41] + IF(EXACT([.F42]; &quot;BUY&quot;); +[.D42]; -[.D42])" office:value-type="float" office:value="41.02751144" calcext:value-type="float">
            <text:p>41.02751144</text:p>
          </table:table-cell>
          <table:table-cell table:formula="of:=IF(EXACT([.F42]; &quot;BUY&quot;); [.D42]; 0)" office:value-type="float" office:value="0" calcext:value-type="float">
            <text:p>0</text:p>
          </table:table-cell>
          <table:table-cell table:formula="of:=IF(EXACT([.F42]; &quot;BUY&quot;); [.J42]; 0)*(1/[.G42])" office:value-type="float" office:value="0" calcext:value-type="float">
            <text:p>0</text:p>
          </table:table-cell>
          <table:table-cell table:formula="of:=IF(EXACT([.F42]; &quot;SELL&quot;); [.J42]; 0)*[.G42]" office:value-type="float" office:value="15498.80704398" calcext:value-type="float">
            <text:p>15498.80704398</text:p>
          </table:table-cell>
          <table:table-cell table:number-columns-repeated="3"/>
          <table:table-cell table:formula="of:=IF(EXACT([.F42]; &quot;SELL&quot;); [.O42]-[.D42]*[.$Q$4]; 0)" office:value-type="float" office:value="360.511782072726" calcext:value-type="float">
            <text:p>360.51178207272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1-02-1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1" calcext:value-type="float">
            <text:p>1</text:p>
          </table:table-cell>
          <table:table-cell office:value-type="float" office:value="375.67" calcext:value-type="float">
            <text:p>375.67</text:p>
          </table:table-cell>
          <table:table-cell office:value-type="string" calcext:value-type="string">
            <text:p>SELL</text:p>
          </table:table-cell>
          <table:table-cell office:value-type="float" office:value="1.382115" calcext:value-type="float">
            <text:p>1.382115</text:p>
          </table:table-cell>
          <table:table-cell office:value-type="float" office:value="0.37567" calcext:value-type="float">
            <text:p>0.37567</text:p>
          </table:table-cell>
          <table:table-cell office:value-type="string" calcext:value-type="string">
            <text:p>USD</text:p>
          </table:table-cell>
          <table:table-cell office:value-type="float" office:value="375.29" calcext:value-type="float">
            <text:p>375.29</text:p>
          </table:table-cell>
          <table:table-cell/>
          <table:table-cell table:formula="of:=[.L42] + IF(EXACT([.F43]; &quot;BUY&quot;); +[.D43]; -[.D43])" office:value-type="float" office:value="40.02751144" calcext:value-type="float">
            <text:p>40.02751144</text:p>
          </table:table-cell>
          <table:table-cell table:formula="of:=IF(EXACT([.F43]; &quot;BUY&quot;); [.D43]; 0)" office:value-type="float" office:value="0" calcext:value-type="float">
            <text:p>0</text:p>
          </table:table-cell>
          <table:table-cell table:formula="of:=IF(EXACT([.F43]; &quot;BUY&quot;); [.J43]; 0)*(1/[.G43])" office:value-type="float" office:value="0" calcext:value-type="float">
            <text:p>0</text:p>
          </table:table-cell>
          <table:table-cell table:formula="of:=IF(EXACT([.F43]; &quot;SELL&quot;); [.J43]; 0)*[.G43]" office:value-type="float" office:value="518.69393835" calcext:value-type="float">
            <text:p>518.69393835</text:p>
          </table:table-cell>
          <table:table-cell table:number-columns-repeated="3"/>
          <table:table-cell table:formula="of:=IF(EXACT([.F43]; &quot;SELL&quot;); [.O43]-[.D43]*[.$Q$4]; 0)" office:value-type="float" office:value="14.0840962864243" calcext:value-type="float">
            <text:p>14.08409628642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1-02-1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1" calcext:value-type="float">
            <text:p>1</text:p>
          </table:table-cell>
          <table:table-cell office:value-type="float" office:value="375.68" calcext:value-type="float">
            <text:p>375.68</text:p>
          </table:table-cell>
          <table:table-cell office:value-type="string" calcext:value-type="string">
            <text:p>SELL</text:p>
          </table:table-cell>
          <table:table-cell office:value-type="float" office:value="1.382115" calcext:value-type="float">
            <text:p>1.382115</text:p>
          </table:table-cell>
          <table:table-cell office:value-type="float" office:value="1.8784" calcext:value-type="float">
            <text:p>1.8784</text:p>
          </table:table-cell>
          <table:table-cell office:value-type="string" calcext:value-type="string">
            <text:p>USD</text:p>
          </table:table-cell>
          <table:table-cell office:value-type="float" office:value="373.8" calcext:value-type="float">
            <text:p>373.8</text:p>
          </table:table-cell>
          <table:table-cell/>
          <table:table-cell table:formula="of:=[.L43] + IF(EXACT([.F44]; &quot;BUY&quot;); +[.D44]; -[.D44])" office:value-type="float" office:value="39.02751144" calcext:value-type="float">
            <text:p>39.02751144</text:p>
          </table:table-cell>
          <table:table-cell table:formula="of:=IF(EXACT([.F44]; &quot;BUY&quot;); [.D44]; 0)" office:value-type="float" office:value="0" calcext:value-type="float">
            <text:p>0</text:p>
          </table:table-cell>
          <table:table-cell table:formula="of:=IF(EXACT([.F44]; &quot;BUY&quot;); [.J44]; 0)*(1/[.G44])" office:value-type="float" office:value="0" calcext:value-type="float">
            <text:p>0</text:p>
          </table:table-cell>
          <table:table-cell table:formula="of:=IF(EXACT([.F44]; &quot;SELL&quot;); [.J44]; 0)*[.G44]" office:value-type="float" office:value="516.634587" calcext:value-type="float">
            <text:p>516.634587</text:p>
          </table:table-cell>
          <table:table-cell table:number-columns-repeated="3"/>
          <table:table-cell table:formula="of:=IF(EXACT([.F44]; &quot;SELL&quot;); [.O44]-[.D44]*[.$Q$4]; 0)" office:value-type="float" office:value="12.0247449364243" calcext:value-type="float">
            <text:p>12.02474493642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1-02-1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14" calcext:value-type="float">
            <text:p>14</text:p>
          </table:table-cell>
          <table:table-cell office:value-type="float" office:value="375.67" calcext:value-type="float">
            <text:p>375.67</text:p>
          </table:table-cell>
          <table:table-cell office:value-type="string" calcext:value-type="string">
            <text:p>SELL</text:p>
          </table:table-cell>
          <table:table-cell office:value-type="float" office:value="1.382115" calcext:value-type="float">
            <text:p>1.382115</text:p>
          </table:table-cell>
          <table:table-cell office:value-type="float" office:value="15.75666" calcext:value-type="float">
            <text:p>15.75666</text:p>
          </table:table-cell>
          <table:table-cell office:value-type="string" calcext:value-type="string">
            <text:p>USD</text:p>
          </table:table-cell>
          <table:table-cell office:value-type="float" office:value="5243.62" calcext:value-type="float">
            <text:p>5243.62</text:p>
          </table:table-cell>
          <table:table-cell/>
          <table:table-cell table:formula="of:=[.L44] + IF(EXACT([.F45]; &quot;BUY&quot;); +[.D45]; -[.D45])" office:value-type="float" office:value="25.02751144" calcext:value-type="float">
            <text:p>25.02751144</text:p>
          </table:table-cell>
          <table:table-cell table:formula="of:=IF(EXACT([.F45]; &quot;BUY&quot;); [.D45]; 0)" office:value-type="float" office:value="0" calcext:value-type="float">
            <text:p>0</text:p>
          </table:table-cell>
          <table:table-cell table:formula="of:=IF(EXACT([.F45]; &quot;BUY&quot;); [.J45]; 0)*(1/[.G45])" office:value-type="float" office:value="0" calcext:value-type="float">
            <text:p>0</text:p>
          </table:table-cell>
          <table:table-cell table:formula="of:=IF(EXACT([.F45]; &quot;SELL&quot;); [.J45]; 0)*[.G45]" office:value-type="float" office:value="7247.2858563" calcext:value-type="float">
            <text:p>7247.2858563</text:p>
          </table:table-cell>
          <table:table-cell table:number-columns-repeated="3"/>
          <table:table-cell table:formula="of:=IF(EXACT([.F45]; &quot;SELL&quot;); [.O45]-[.D45]*[.$Q$4]; 0)" office:value-type="float" office:value="182.74806740994" calcext:value-type="float">
            <text:p>182.748067409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1-02-11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9" calcext:value-type="float">
            <text:p>9</text:p>
          </table:table-cell>
          <table:table-cell office:value-type="float" office:value="376.64" calcext:value-type="float">
            <text:p>376.64</text:p>
          </table:table-cell>
          <table:table-cell office:value-type="string" calcext:value-type="string">
            <text:p>SELL</text:p>
          </table:table-cell>
          <table:table-cell office:value-type="float" office:value="1.386657" calcext:value-type="float">
            <text:p>1.386657</text:p>
          </table:table-cell>
          <table:table-cell office:value-type="float" office:value="15.38976" calcext:value-type="float">
            <text:p>15.38976</text:p>
          </table:table-cell>
          <table:table-cell office:value-type="string" calcext:value-type="string">
            <text:p>USD</text:p>
          </table:table-cell>
          <table:table-cell office:value-type="float" office:value="3374.37" calcext:value-type="float">
            <text:p>3374.37</text:p>
          </table:table-cell>
          <table:table-cell/>
          <table:table-cell table:formula="of:=[.L45] + IF(EXACT([.F46]; &quot;BUY&quot;); +[.D46]; -[.D46])" office:value-type="float" office:value="16.02751144" calcext:value-type="float">
            <text:p>16.02751144</text:p>
          </table:table-cell>
          <table:table-cell table:formula="of:=IF(EXACT([.F46]; &quot;BUY&quot;); [.D46]; 0)" office:value-type="float" office:value="0" calcext:value-type="float">
            <text:p>0</text:p>
          </table:table-cell>
          <table:table-cell table:formula="of:=IF(EXACT([.F46]; &quot;BUY&quot;); [.J46]; 0)*(1/[.G46])" office:value-type="float" office:value="0" calcext:value-type="float">
            <text:p>0</text:p>
          </table:table-cell>
          <table:table-cell table:formula="of:=IF(EXACT([.F46]; &quot;SELL&quot;); [.J46]; 0)*[.G46]" office:value-type="float" office:value="4679.09378109" calcext:value-type="float">
            <text:p>4679.09378109</text:p>
          </table:table-cell>
          <table:table-cell table:number-columns-repeated="3"/>
          <table:table-cell table:formula="of:=IF(EXACT([.F46]; &quot;SELL&quot;); [.O46]-[.D46]*[.$Q$4]; 0)" office:value-type="float" office:value="137.605202517818" calcext:value-type="float">
            <text:p>137.60520251781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1-02-11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2" calcext:value-type="float">
            <text:p>2</text:p>
          </table:table-cell>
          <table:table-cell office:value-type="float" office:value="376.69" calcext:value-type="float">
            <text:p>376.69</text:p>
          </table:table-cell>
          <table:table-cell office:value-type="string" calcext:value-type="string">
            <text:p>SELL</text:p>
          </table:table-cell>
          <table:table-cell office:value-type="float" office:value="1.386657" calcext:value-type="float">
            <text:p>1.386657</text:p>
          </table:table-cell>
          <table:table-cell office:value-type="float" office:value="3.7669" calcext:value-type="float">
            <text:p>3.7669</text:p>
          </table:table-cell>
          <table:table-cell office:value-type="string" calcext:value-type="string">
            <text:p>USD</text:p>
          </table:table-cell>
          <table:table-cell office:value-type="float" office:value="749.61" calcext:value-type="float">
            <text:p>749.61</text:p>
          </table:table-cell>
          <table:table-cell/>
          <table:table-cell table:formula="of:=[.L46] + IF(EXACT([.F47]; &quot;BUY&quot;); +[.D47]; -[.D47])" office:value-type="float" office:value="14.02751144" calcext:value-type="float">
            <text:p>14.02751144</text:p>
          </table:table-cell>
          <table:table-cell table:formula="of:=IF(EXACT([.F47]; &quot;BUY&quot;); [.D47]; 0)" office:value-type="float" office:value="0" calcext:value-type="float">
            <text:p>0</text:p>
          </table:table-cell>
          <table:table-cell table:formula="of:=IF(EXACT([.F47]; &quot;BUY&quot;); [.J47]; 0)*(1/[.G47])" office:value-type="float" office:value="0" calcext:value-type="float">
            <text:p>0</text:p>
          </table:table-cell>
          <table:table-cell table:formula="of:=IF(EXACT([.F47]; &quot;SELL&quot;); [.J47]; 0)*[.G47]" office:value-type="float" office:value="1039.45195377" calcext:value-type="float">
            <text:p>1039.45195377</text:p>
          </table:table-cell>
          <table:table-cell table:number-columns-repeated="3"/>
          <table:table-cell table:formula="of:=IF(EXACT([.F47]; &quot;SELL&quot;); [.O47]-[.D47]*[.$Q$4]; 0)" office:value-type="float" office:value="30.2322696428486" calcext:value-type="float">
            <text:p>30.232269642848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1-02-11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6" calcext:value-type="float">
            <text:p>6</text:p>
          </table:table-cell>
          <table:table-cell office:value-type="float" office:value="376.69" calcext:value-type="float">
            <text:p>376.69</text:p>
          </table:table-cell>
          <table:table-cell office:value-type="string" calcext:value-type="string">
            <text:p>SELL</text:p>
          </table:table-cell>
          <table:table-cell office:value-type="float" office:value="1.386657" calcext:value-type="float">
            <text:p>1.386657</text:p>
          </table:table-cell>
          <table:table-cell office:value-type="float" office:value="11.24662" calcext:value-type="float">
            <text:p>11.24662</text:p>
          </table:table-cell>
          <table:table-cell office:value-type="string" calcext:value-type="string">
            <text:p>USD</text:p>
          </table:table-cell>
          <table:table-cell office:value-type="float" office:value="2248.89" calcext:value-type="float">
            <text:p>2248.89</text:p>
          </table:table-cell>
          <table:table-cell/>
          <table:table-cell table:formula="of:=[.L47] + IF(EXACT([.F48]; &quot;BUY&quot;); +[.D48]; -[.D48])" office:value-type="float" office:value="8.02751144000001" calcext:value-type="float">
            <text:p>8.02751144000001</text:p>
          </table:table-cell>
          <table:table-cell table:formula="of:=IF(EXACT([.F48]; &quot;BUY&quot;); [.D48]; 0)" office:value-type="float" office:value="0" calcext:value-type="float">
            <text:p>0</text:p>
          </table:table-cell>
          <table:table-cell table:formula="of:=IF(EXACT([.F48]; &quot;BUY&quot;); [.J48]; 0)*(1/[.G48])" office:value-type="float" office:value="0" calcext:value-type="float">
            <text:p>0</text:p>
          </table:table-cell>
          <table:table-cell table:formula="of:=IF(EXACT([.F48]; &quot;SELL&quot;); [.J48]; 0)*[.G48]" office:value-type="float" office:value="3118.43906073" calcext:value-type="float">
            <text:p>3118.43906073</text:p>
          </table:table-cell>
          <table:table-cell table:number-columns-repeated="3"/>
          <table:table-cell table:formula="of:=IF(EXACT([.F48]; &quot;SELL&quot;); [.O48]-[.D48]*[.$Q$4]; 0)" office:value-type="float" office:value="90.7800083485454" calcext:value-type="float">
            <text:p>90.780008348545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1-02-11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8" calcext:value-type="float">
            <text:p>8</text:p>
          </table:table-cell>
          <table:table-cell office:value-type="float" office:value="377.09" calcext:value-type="float">
            <text:p>377.09</text:p>
          </table:table-cell>
          <table:table-cell office:value-type="string" calcext:value-type="string">
            <text:p>SELL</text:p>
          </table:table-cell>
          <table:table-cell office:value-type="float" office:value="1.386657" calcext:value-type="float">
            <text:p>1.386657</text:p>
          </table:table-cell>
          <table:table-cell office:value-type="float" office:value="15.01672" calcext:value-type="float">
            <text:p>15.01672</text:p>
          </table:table-cell>
          <table:table-cell office:value-type="string" calcext:value-type="string">
            <text:p>USD</text:p>
          </table:table-cell>
          <table:table-cell office:value-type="float" office:value="3001.7" calcext:value-type="float">
            <text:p>3001.7</text:p>
          </table:table-cell>
          <table:table-cell/>
          <table:table-cell table:formula="of:=[.L48] + IF(EXACT([.F49]; &quot;BUY&quot;); +[.D49]; -[.D49])" office:value-type="float" office:value="0.027511440000012" calcext:value-type="float">
            <text:p>0.027511440000012</text:p>
          </table:table-cell>
          <table:table-cell table:formula="of:=IF(EXACT([.F49]; &quot;BUY&quot;); [.D49]; 0)" office:value-type="float" office:value="0" calcext:value-type="float">
            <text:p>0</text:p>
          </table:table-cell>
          <table:table-cell table:formula="of:=IF(EXACT([.F49]; &quot;BUY&quot;); [.J49]; 0)*(1/[.G49])" office:value-type="float" office:value="0" calcext:value-type="float">
            <text:p>0</text:p>
          </table:table-cell>
          <table:table-cell table:formula="of:=IF(EXACT([.F49]; &quot;SELL&quot;); [.J49]; 0)*[.G49]" office:value-type="float" office:value="4162.3283169" calcext:value-type="float">
            <text:p>4162.3283169</text:p>
          </table:table-cell>
          <table:table-cell table:number-columns-repeated="3"/>
          <table:table-cell table:formula="of:=IF(EXACT([.F49]; &quot;SELL&quot;); [.O49]-[.D49]*[.$Q$4]; 0)" office:value-type="float" office:value="125.449580391394" calcext:value-type="float">
            <text:p>125.4495803913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1-02-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YSE</text:p>
          </table:table-cell>
          <table:table-cell office:value-type="float" office:value="0.02751144" calcext:value-type="float">
            <text:p>0.02751144</text:p>
          </table:table-cell>
          <table:table-cell office:value-type="float" office:value="373.299" calcext:value-type="float">
            <text:p>373.299</text:p>
          </table:table-cell>
          <table:table-cell office:value-type="string" calcext:value-type="string">
            <text:p>SELL</text:p>
          </table:table-cell>
          <table:table-cell office:value-type="float" office:value="1.369818" calcext:value-type="float">
            <text:p>1.369818</text:p>
          </table:table-cell>
          <table:table-cell office:value-type="float" office:value="0.05135" calcext:value-type="float">
            <text:p>0.05135</text:p>
          </table:table-cell>
          <table:table-cell office:value-type="string" calcext:value-type="string">
            <text:p>USD</text:p>
          </table:table-cell>
          <table:table-cell office:value-type="float" office:value="10.22" calcext:value-type="float">
            <text:p>10.22</text:p>
          </table:table-cell>
          <table:table-cell/>
          <table:table-cell table:formula="of:=[.L49] + IF(EXACT([.F50]; &quot;BUY&quot;); +[.D50]; -[.D50])" office:value-type="float" office:value="0.00000000000001204245" calcext:value-type="float">
            <text:p>1.2042450370231E-14</text:p>
          </table:table-cell>
          <table:table-cell table:formula="of:=IF(EXACT([.F50]; &quot;BUY&quot;); [.D50]; 0)" office:value-type="float" office:value="0" calcext:value-type="float">
            <text:p>0</text:p>
          </table:table-cell>
          <table:table-cell table:formula="of:=IF(EXACT([.F50]; &quot;BUY&quot;); [.J50]; 0)*(1/[.G50])" office:value-type="float" office:value="0" calcext:value-type="float">
            <text:p>0</text:p>
          </table:table-cell>
          <table:table-cell table:formula="of:=IF(EXACT([.F50]; &quot;SELL&quot;); [.J50]; 0)*[.G50]" office:value-type="float" office:value="13.99953996" calcext:value-type="float">
            <text:p>13.99953996</text:p>
          </table:table-cell>
          <table:table-cell table:number-columns-repeated="3"/>
          <table:table-cell table:formula="of:=IF(EXACT([.F50]; &quot;SELL&quot;); [.O50]-[.D50]*[.$Q$4]; 0)" office:value-type="float" office:value="0.116996566658459" calcext:value-type="float">
            <text:p>0.116996566658459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4T23:53:58.279004057</dc:date>
    <meta:editing-duration>PT2H23M28S</meta:editing-duration>
    <meta:editing-cycles>4</meta:editing-cycles>
    <meta:generator>LibreOffice/7.0.6.2$Linux_X86_64 LibreOffice_project/00$Build-2</meta:generator>
    <meta:document-statistic meta:table-count="1" meta:cell-count="771" meta:object-count="0"/>
  </office:meta>
</office:document-meta>
</file>